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55pt"/>
    </style:style>
    <style:style style:name="co2" style:family="table-column">
      <style:table-column-properties fo:break-before="auto" style:column-width="59.44pt"/>
    </style:style>
    <style:style style:name="co3" style:family="table-column">
      <style:table-column-properties fo:break-before="auto" style:column-width="103.89pt"/>
    </style:style>
    <style:style style:name="co4" style:family="table-column">
      <style:table-column-properties fo:break-before="auto" style:column-width="215.49pt"/>
    </style:style>
    <style:style style:name="co5" style:family="table-column">
      <style:table-column-properties fo:break-before="auto" style:column-width="48.36pt"/>
    </style:style>
    <style:style style:name="co6" style:family="table-column">
      <style:table-column-properties fo:break-before="auto" style:column-width="159.51pt"/>
    </style:style>
    <style:style style:name="co7" style:family="table-column">
      <style:table-column-properties fo:break-before="auto" style:column-width="46.91pt"/>
    </style:style>
    <style:style style:name="ro1" style:family="table-row">
      <style:table-row-properties style:row-height="26.25pt" fo:break-before="auto" style:use-optimal-row-height="true"/>
    </style:style>
    <style:style style:name="ro2" style:family="table-row">
      <style:table-row-properties style:row-height="30.76pt" fo:break-before="auto" style:use-optimal-row-height="true"/>
    </style:style>
    <style:style style:name="ro3" style:family="table-row">
      <style:table-row-properties style:row-height="45.75pt" fo:break-before="auto" style:use-optimal-row-height="true"/>
    </style:style>
    <style:style style:name="ro4" style:family="table-row">
      <style:table-row-properties style:row-height="15.76pt" fo:break-before="auto" style:use-optimal-row-height="true"/>
    </style:style>
    <style:style style:name="ro5" style:family="table-row">
      <style:table-row-properties style:row-height="60.75pt" fo:break-before="auto" style:use-optimal-row-height="true"/>
    </style:style>
    <style:style style:name="ro6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/>
      <style:paragraph-properties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loext:vertical-justify="auto"/>
      <style:paragraph-properties css3t:text-justify="auto" fo:margin-left="0pt" style:writing-mode="page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loext:vertical-justify="auto"/>
      <style:paragraph-properties fo:text-align="start" css3t:text-justify="auto" fo:margin-left="0pt" style:writing-mode="page"/>
      <style:text-properties style:text-outline="false" style:text-line-through-style="none" style:text-line-through-type="none" fo:font-style="normal" fo:text-shadow="none" style:text-underline-style="none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loext:vertical-justify="auto"/>
      <style:paragraph-properties fo:text-align="start" css3t:text-justify="auto" fo:margin-left="0pt" style:writing-mode="page"/>
    </style:style>
    <style:style style:name="T1" style:family="text">
      <style:text-properties fo:color="#0000ff" style:font-name="Arial Unicode MS" fo:font-size="10pt" fo:font-weight="normal" style:text-underline-style="none" style:text-underline-color="font-color" style:text-line-through-type="none" fo:font-style="normal" style:text-outline="false" fo:text-shadow="none" style:text-position="0%" style:font-name-asian="Arial Unicode MS" style:font-name-complex="Arial Unicode MS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Arial Unicode MS" fo:font-size="10pt" fo:font-weight="normal" style:text-underline-style="none" style:text-underline-color="font-color" style:text-line-through-type="none" fo:font-style="normal" style:text-outline="false" fo:text-shadow="none" style:text-position="0%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fo:color="#800000"/>
    </style:style>
    <style:style style:name="T3" style:family="text">
      <style:text-properties style:font-name="Arial Unicode MS" fo:font-size="10pt" fo:font-weight="normal" style:text-underline-style="none" style:text-underline-color="font-color" style:text-line-through-type="none" fo:font-style="normal" style:text-outline="false" fo:text-shadow="none" style:text-position="0%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fo:color="#000000"/>
    </style:style>
    <style:style style:name="T4" style:family="text">
      <style:text-properties style:font-name="Arial Unicode MS" fo:font-size="10pt" fo:font-weight="normal" style:text-underline-style="none" style:text-underline-color="font-color" style:text-line-through-type="none" fo:font-style="normal" style:text-outline="false" fo:text-shadow="none" style:text-position="0%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fo:color="#008000"/>
    </style:style>
    <style:style style:name="T5" style:family="text">
      <style:text-properties style:font-name="Arial Unicode MS" fo:font-size="10pt" fo:font-weight="normal" style:text-underline-style="none" style:text-underline-color="font-color" style:text-line-through-type="none" fo:font-style="normal" style:text-outline="false" fo:text-shadow="none" style:text-position="0%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fo:color="#0000ff"/>
    </style:style>
    <style:style style:name="T6" style:family="text">
      <style:text-properties style:font-name="Arial Unicode MS" fo:font-size="10pt" fo:font-weight="normal" style:text-underline-style="none" style:text-underline-color="font-color" style:text-line-through-type="none" fo:font-style="normal" style:text-outline="false" fo:text-shadow="none" style:text-position="0%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fo:color="#ff0000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whole-number() and cell-content-is-between(0,1)" table:allow-empty-cell="true" table:base-cell-address="ALPB.I2">
          <table:help-message table:display="true"/>
          <table:error-message table:message-type="stop" table:display="true"/>
        </table:content-validation>
        <table:content-validation table:name="val2" table:condition="of:cell-content-is-in-list(#NAME?)" table:allow-empty-cell="true" table:display-list="unsorted" table:base-cell-address="ALPB.K2"/>
      </table:content-validations>
      <table:table table:name="ALPB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3" table:number-columns-repeated="2" table:default-cell-style-name="ce7"/>
        <table:table-column table:style-name="co4" table:default-cell-style-name="ce7"/>
        <table:table-column table:style-name="co5" table:number-columns-repeated="4" table:default-cell-style-name="ce3"/>
        <table:table-column table:style-name="co3" table:default-cell-style-name="ce3"/>
        <table:table-column table:style-name="co6" table:default-cell-style-name="ce14"/>
        <table:table-column table:style-name="co6" table:default-cell-style-name="ce16"/>
        <table:table-column table:style-name="co7" table:number-columns-repeated="1011" table:default-cell-style-name="Default"/>
        <table:table-row table:style-name="ro1">
          <table:table-cell table:style-name="ce1" office:value-type="string" calcext:value-type="string">
            <text:p>ROUTINE</text:p>
          </table:table-cell>
          <table:table-cell table:style-name="ce4" office:value-type="string" calcext:value-type="string">
            <text:p>LINE NUMBER</text:p>
          </table:table-cell>
          <table:table-cell table:style-name="ce1" office:value-type="string" calcext:value-type="string">
            <text:p>TYPE</text:p>
          </table:table-cell>
          <table:table-cell table:style-name="ce5" office:value-type="string" calcext:value-type="string">
            <text:p>GLOBAL</text:p>
          </table:table-cell>
          <table:table-cell table:style-name="ce5" office:value-type="string" calcext:value-type="string">
            <text:p>FILEMAN FILE</text:p>
          </table:table-cell>
          <table:table-cell table:style-name="ce5" office:value-type="string" calcext:value-type="string">
            <text:p>CODE</text:p>
          </table:table-cell>
          <table:table-cell table:style-name="ce10" office:value-type="string" calcext:value-type="string">
            <text:p>Valid</text:p>
          </table:table-cell>
          <table:table-cell table:style-name="ce10" office:value-type="string" calcext:value-type="string">
            <text:p>Set</text:p>
          </table:table-cell>
          <table:table-cell table:style-name="ce10" office:value-type="string" calcext:value-type="string">
            <text:p>Read</text:p>
          </table:table-cell>
          <table:table-cell table:style-name="ce10" office:value-type="string" calcext:value-type="string">
            <text:p>Kill</text:p>
          </table:table-cell>
          <table:table-cell table:style-name="ce11" office:value-type="string" calcext:value-type="string">
            <text:p>Routine Type</text:p>
          </table:table-cell>
          <table:table-cell table:style-name="ce12" office:value-type="string" calcext:value-type="string">
            <text:p>API Suggestion</text:p>
          </table:table-cell>
          <table:table-cell table:style-name="ce12" office:value-type="string" calcext:value-type="string">
            <text:p>Comments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LPB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VA(200,</text:p>
          </table:table-cell>
          <table:table-cell table:style-name="ce6" office:value-type="string" calcext:value-type="string">
            <text:p>NEW PERSON</text:p>
          </table:table-cell>
          <table:table-cell table:style-name="ce8" office:value-type="string" calcext:value-type="string">
            <text:p> <text:span text:style-name="T1">S </text:span><text:span text:style-name="T2">ALPSSN</text:span><text:span text:style-name="T3">=</text:span><text:span text:style-name="T4">"" </text:span><text:span text:style-name="T5">F  S </text:span><text:span text:style-name="T2">ALPSSN</text:span><text:span text:style-name="T3">=</text:span><text:span text:style-name="T5">$O</text:span><text:span text:style-name="T3">(^VA(200,</text:span><text:span text:style-name="T4">"SSN"</text:span><text:span text:style-name="T3">,</text:span><text:span text:style-name="T2">ALPSSN</text:span><text:span text:style-name="T3">)) </text:span><text:span text:style-name="T5">Q</text:span><text:span text:style-name="T3">:</text:span><text:span text:style-name="T2">ALPSSN</text:span><text:span text:style-name="T3">=</text:span><text:span text:style-name="T4">""  </text:span><text:span text:style-name="T5">D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Default"/>
          <table:table-cell table:style-name="ce10" table:content-validation-name="val1" table:number-columns-repeated="2"/>
          <table:table-cell table:style-name="ce11" table:content-validation-name="val2"/>
          <table:table-cell table:style-name="ce13"/>
          <table:table-cell table:style-name="ce15"/>
          <table:table-cell table:number-columns-repeated="1011"/>
        </table:table-row>
        <table:table-row table:style-name="ro3">
          <table:table-cell table:style-name="ce2" office:value-type="string" calcext:value-type="string">
            <text:p>ALPB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VA(200,</text:p>
          </table:table-cell>
          <table:table-cell table:style-name="ce6" office:value-type="string" calcext:value-type="string">
            <text:p>NEW PERSON</text:p>
          </table:table-cell>
          <table:table-cell table:style-name="ce8" office:value-type="string" calcext:value-type="string">
            <text:p> . . <text:span text:style-name="T1">S </text:span><text:span text:style-name="T2">ALPDFN</text:span><text:span text:style-name="T3">=0 </text:span><text:span text:style-name="T5">F  S </text:span><text:span text:style-name="T2">ALPDFN</text:span><text:span text:style-name="T3">=</text:span><text:span text:style-name="T5">$O</text:span><text:span text:style-name="T3">(^VA(200,</text:span><text:span text:style-name="T4">"SSN"</text:span><text:span text:style-name="T3">,</text:span><text:span text:style-name="T2">ALPSSN</text:span><text:span text:style-name="T3">,</text:span><text:span text:style-name="T2">ALPDFN</text:span><text:span text:style-name="T3">)) </text:span><text:span text:style-name="T5">Q</text:span><text:span text:style-name="T3">:</text:span><text:span text:style-name="T2">ALPDFN</text:span><text:span text:style-name="T3">&lt;1  </text:span><text:span text:style-name="T5">D </text:span><text:span text:style-name="T6">BAD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/>
          <table:table-cell table:style-name="ce13"/>
          <table:table-cell table:style-name="ce15"/>
          <table:table-cell table:number-columns-repeated="1011"/>
        </table:table-row>
        <table:table-row table:style-name="ro3">
          <table:table-cell table:style-name="ce2" office:value-type="string" calcext:value-type="string">
            <text:p>ALPB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VA(200,</text:p>
          </table:table-cell>
          <table:table-cell table:style-name="ce6" office:value-type="string" calcext:value-type="string">
            <text:p>NEW PERSON</text:p>
          </table:table-cell>
          <table:table-cell table:style-name="ce8" office:value-type="string" calcext:value-type="string">
            <text:p> . <text:span text:style-name="T1">S </text:span><text:span text:style-name="T2">ALPDFN</text:span><text:span text:style-name="T3">=</text:span><text:span text:style-name="T4">"" </text:span><text:span text:style-name="T5">F  S </text:span><text:span text:style-name="T2">ALPDFN</text:span><text:span text:style-name="T3">=</text:span><text:span text:style-name="T5">$O</text:span><text:span text:style-name="T3">(^VA(200,</text:span><text:span text:style-name="T4">"SSN"</text:span><text:span text:style-name="T3">,</text:span><text:span text:style-name="T2">ALPSSN</text:span><text:span text:style-name="T3">,</text:span><text:span text:style-name="T2">ALPDFN</text:span><text:span text:style-name="T3">)) </text:span><text:span text:style-name="T5">Q</text:span><text:span text:style-name="T3">:</text:span><text:span text:style-name="T2">ALPDFN</text:span><text:span text:style-name="T3">'&gt;0  </text:span><text:span text:style-name="T5">D 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/>
          <table:table-cell table:style-name="ce13"/>
          <table:table-cell table:style-name="ce15"/>
          <table:table-cell table:number-columns-repeated="1011"/>
        </table:table-row>
        <table:table-row table:style-name="ro3">
          <table:table-cell table:style-name="ce2" office:value-type="string" calcext:value-type="string">
            <text:p>ALPB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VA(200,</text:p>
          </table:table-cell>
          <table:table-cell table:style-name="ce6" office:value-type="string" calcext:value-type="string">
            <text:p>NEW PERSON</text:p>
          </table:table-cell>
          <table:table-cell table:style-name="ce8" office:value-type="string" calcext:value-type="string">
            <text:p> <text:span text:style-name="T1">S </text:span><text:span text:style-name="T2">ALPMSG</text:span><text:span text:style-name="T3">=</text:span><text:span text:style-name="T4">"DFN: "</text:span><text:span text:style-name="T3">_</text:span><text:span text:style-name="T2">ALPDFN</text:span><text:span text:style-name="T3">_</text:span><text:span text:style-name="T4">" SSN: "</text:span><text:span text:style-name="T3">_</text:span><text:span text:style-name="T2">ALPSSN</text:span><text:span text:style-name="T3">_</text:span><text:span text:style-name="T4">" NAME: "</text:span><text:span text:style-name="T3">_</text:span><text:span text:style-name="T5">$P</text:span><text:span text:style-name="T3">(^VA(200,</text:span><text:span text:style-name="T2">ALPDFN</text:span><text:span text:style-name="T3">,0),</text:span><text:span text:style-name="T2">U</text:span><text:span text:style-name="T3">)</text:span>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 office:value-type="string" calcext:value-type="string">
            <text:p>DIQ</text:p>
          </table:table-cell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BK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<text:span text:style-name="T1">S </text:span><text:span text:style-name="T2">ALPBPT</text:span><text:span text:style-name="T3">(0)=</text:span><text:span text:style-name="T5">$G</text:span><text:span text:style-name="T3">(^ALPB(53.7,</text:span><text:span text:style-name="T2">ALPBIEN</text:span><text:span text:style-name="T3">,0))</text:span>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 office:value-type="string" calcext:value-type="string">
            <text:p>DIQ</text:p>
          </table:table-cell>
          <table:table-cell table:style-name="ce15"/>
          <table:table-cell table:number-columns-repeated="1011"/>
        </table:table-row>
        <table:table-row table:style-name="ro4">
          <table:table-cell table:style-name="ce2" office:value-type="string" calcext:value-type="string">
            <text:p>ALPBBK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EQUAL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<text:span text:style-name="T1">M </text:span><text:span text:style-name="T2">ALPBPT</text:span><text:span text:style-name="T3">(1)=^ALPB(53.7,</text:span><text:span text:style-name="T2">ALPBIEN</text:span><text:span text:style-name="T3">,1)</text:span>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 office:value-type="string" calcext:value-type="string">
            <text:p>DIQ?</text:p>
          </table:table-cell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BK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<text:span text:style-name="T1">I $E</text:span><text:span text:style-name="T3">(</text:span><text:span text:style-name="T2">IOST</text:span><text:span text:style-name="T3">)=</text:span><text:span text:style-name="T4">"P" </text:span><text:span text:style-name="T5">W </text:span><text:span text:style-name="T3">@</text:span><text:span text:style-name="T2">IOF</text:span></text:p>
          </table:table-cell>
          <table:table-cell table:number-columns-repeated="4"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/>
          <table:table-cell table:style-name="ce15" office:value-type="string" calcext:value-type="string">
            <text:p>Not accessing or changing globals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LPBCBU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<text:span text:style-name="T1">W </text:span><text:span text:style-name="T3">@</text:span><text:span text:style-name="T2">IOF</text:span><text:span text:style-name="T3">,!,</text:span><text:span text:style-name="T4">"PSB BCBU Contingency Error"</text:span><text:span text:style-name="T3">,!</text:span></text:p>
          </table:table-cell>
          <table:table-cell table:number-columns-repeated="4"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/>
          <table:table-cell table:style-name="ce15" office:value-type="string" calcext:value-type="string">
            <text:p>Not accessing or changing globals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ALPBELOG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ALPB(53.71,</text:p>
          </table:table-cell>
          <table:table-cell table:style-name="ce6" office:value-type="string" calcext:value-type="string">
            <text:p>BCMA BACKUP PARAMETERS</text:p>
          </table:table-cell>
          <table:table-cell table:style-name="ce8" office:value-type="string" calcext:value-type="string">
            <text:p> <text:span text:style-name="T1">S </text:span><text:span text:style-name="T2">ALPBPARM</text:span><text:span text:style-name="T3">=+</text:span><text:span text:style-name="T5">$O</text:span><text:span text:style-name="T3">(^ALPB(53.71,0))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/>
          <table:table-cell table:style-name="ce13"/>
          <table:table-cell table:style-name="ce15"/>
          <table:table-cell table:number-columns-repeated="1011"/>
        </table:table-row>
        <table:table-row table:style-name="ro1">
          <table:table-cell table:style-name="ce2" office:value-type="string" calcext:value-type="string">
            <text:p>ALPBELOG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ALPB(53.71,</text:p>
          </table:table-cell>
          <table:table-cell table:style-name="ce6" office:value-type="string" calcext:value-type="string">
            <text:p>BCMA BACKUP PARAMETERS</text:p>
          </table:table-cell>
          <table:table-cell table:style-name="ce8" office:value-type="string" calcext:value-type="string">
            <text:p> <text:span text:style-name="T1">I $O</text:span><text:span text:style-name="T3">(^ALPB(53.71,</text:span><text:span text:style-name="T4">"C"</text:span><text:span text:style-name="T3">,</text:span><text:span text:style-name="T4">""</text:span><text:span text:style-name="T3">))=</text:span><text:span text:style-name="T4">"" </text:span><text:span text:style-name="T5">D  Q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/>
          <table:table-cell table:style-name="ce13"/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ELOG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ALPB(53.71,</text:p>
          </table:table-cell>
          <table:table-cell table:style-name="ce6" office:value-type="string" calcext:value-type="string">
            <text:p>BCMA BACKUP PARAMETERS</text:p>
          </table:table-cell>
          <table:table-cell table:style-name="ce8" office:value-type="string" calcext:value-type="string">
            <text:p> <text:span text:style-name="T1">F  S </text:span><text:span text:style-name="T2">ALPBIEN</text:span><text:span text:style-name="T3">=</text:span><text:span text:style-name="T5">$O</text:span><text:span text:style-name="T3">(^ALPB(53.71,</text:span><text:span text:style-name="T4">"C"</text:span><text:span text:style-name="T3">,</text:span><text:span text:style-name="T2">ALPBIEN</text:span><text:span text:style-name="T3">)) </text:span><text:span text:style-name="T5">Q</text:span><text:span text:style-name="T3">:</text:span><text:span text:style-name="T2">ALPBIEN</text:span><text:span text:style-name="T3">=</text:span><text:span text:style-name="T4">""  </text:span><text:span text:style-name="T5">D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/>
          <table:table-cell table:style-name="ce13"/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ELOG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.<text:span text:style-name="T1">I </text:span><text:span text:style-name="T2">ALPBIEN</text:span><text:span text:style-name="T3">&gt;0&amp;('</text:span><text:span text:style-name="T5">$D</text:span><text:span text:style-name="T3">(^ALPB(53.7,</text:span><text:span text:style-name="T2">ALPBIEN</text:span><text:span text:style-name="T3">,0))) </text:span><text:span text:style-name="T5">Q</text:span>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 office:value-type="string" calcext:value-type="string">
            <text:p>DIQ</text:p>
          </table:table-cell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ELOG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.<text:span text:style-name="T1">S </text:span><text:span text:style-name="T2">ALPBPDAT</text:span><text:span text:style-name="T3">=</text:span><text:span text:style-name="T5">$G</text:span><text:span text:style-name="T3">(^ALPB(53.7,</text:span><text:span text:style-name="T2">ALPBIEN</text:span><text:span text:style-name="T3">,0))</text:span>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 office:value-type="string" calcext:value-type="string">
            <text:p>DIQ</text:p>
          </table:table-cell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ELOG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ALPB(53.71,</text:p>
          </table:table-cell>
          <table:table-cell table:style-name="ce6" office:value-type="string" calcext:value-type="string">
            <text:p>BCMA BACKUP PARAMETERS</text:p>
          </table:table-cell>
          <table:table-cell table:style-name="ce8" office:value-type="string" calcext:value-type="string">
            <text:p> .<text:span text:style-name="T1">F  S </text:span><text:span text:style-name="T2">ALPBX</text:span><text:span text:style-name="T3">=</text:span><text:span text:style-name="T5">$O</text:span><text:span text:style-name="T3">(^ALPB(53.71,</text:span><text:span text:style-name="T4">"C"</text:span><text:span text:style-name="T3">,</text:span><text:span text:style-name="T2">ALPBIEN</text:span><text:span text:style-name="T3">,</text:span><text:span text:style-name="T2">ALPBX</text:span><text:span text:style-name="T3">)) </text:span><text:span text:style-name="T5">Q</text:span><text:span text:style-name="T3">:'</text:span><text:span text:style-name="T2">ALPBX  </text:span><text:span text:style-name="T5">D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/>
          <table:table-cell table:style-name="ce13"/>
          <table:table-cell table:style-name="ce15"/>
          <table:table-cell table:number-columns-repeated="1011"/>
        </table:table-row>
        <table:table-row table:style-name="ro3">
          <table:table-cell table:style-name="ce2" office:value-type="string" calcext:value-type="string">
            <text:p>ALPBELOG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ALPB(53.71,</text:p>
          </table:table-cell>
          <table:table-cell table:style-name="ce6" office:value-type="string" calcext:value-type="string">
            <text:p>BCMA BACKUP PARAMETERS</text:p>
          </table:table-cell>
          <table:table-cell table:style-name="ce8" office:value-type="string" calcext:value-type="string">
            <text:p> ..<text:span text:style-name="T1">F  S </text:span><text:span text:style-name="T2">ALPBEIEN</text:span><text:span text:style-name="T3">=</text:span><text:span text:style-name="T5">$O</text:span><text:span text:style-name="T3">(^ALPB(53.71,</text:span><text:span text:style-name="T4">"C"</text:span><text:span text:style-name="T3">,</text:span><text:span text:style-name="T2">ALPBIEN</text:span><text:span text:style-name="T3">,</text:span><text:span text:style-name="T2">ALPBX</text:span><text:span text:style-name="T3">,</text:span><text:span text:style-name="T2">ALPBEIEN</text:span><text:span text:style-name="T3">)) </text:span><text:span text:style-name="T5">Q</text:span><text:span text:style-name="T3">:'</text:span><text:span text:style-name="T2">ALPBEIEN  </text:span><text:span text:style-name="T5">D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/>
          <table:table-cell table:style-name="ce13"/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ELOG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EQUAL</text:p>
          </table:table-cell>
          <table:table-cell table:style-name="ce6" office:value-type="string" calcext:value-type="string">
            <text:p>^ALPB(53.71,</text:p>
          </table:table-cell>
          <table:table-cell table:style-name="ce6" office:value-type="string" calcext:value-type="string">
            <text:p>BCMA BACKUP PARAMETERS</text:p>
          </table:table-cell>
          <table:table-cell table:style-name="ce8" office:value-type="string" calcext:value-type="string">
            <text:p> ...<text:span text:style-name="T1">M </text:span><text:span text:style-name="T2">ALPBEDAT</text:span><text:span text:style-name="T3">=^ALPB(53.71,</text:span><text:span text:style-name="T2">ALPBPARM</text:span><text:span text:style-name="T3">,1,</text:span><text:span text:style-name="T2">ALPBEIEN</text:span><text:span text:style-name="T3">)</text:span>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 office:value-type="string" calcext:value-type="string">
            <text:p>DIQ?</text:p>
          </table:table-cell>
          <table:table-cell table:style-name="ce15"/>
          <table:table-cell table:number-columns-repeated="1011"/>
        </table:table-row>
        <table:table-row table:style-name="ro3">
          <table:table-cell table:style-name="ce2" office:value-type="string" calcext:value-type="string">
            <text:p>ALPBELOG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...<text:span text:style-name="T1">S </text:span><text:span text:style-name="T2">ALPBDATA</text:span><text:span text:style-name="T3">(</text:span><text:span text:style-name="T2">ALPBLINE</text:span><text:span text:style-name="T3">,0)=</text:span><text:span text:style-name="T4">" Order Number: "</text:span><text:span text:style-name="T3">_</text:span><text:span text:style-name="T5">$P</text:span><text:span text:style-name="T3">(</text:span><text:span text:style-name="T5">$G</text:span><text:span text:style-name="T3">(^ALPB(53.7,</text:span><text:span text:style-name="T2">ALPBIEN</text:span><text:span text:style-name="T3">,2,+</text:span><text:span text:style-name="T5">$P</text:span><text:span text:style-name="T3">(</text:span><text:span text:style-name="T2">ALPBEDAT</text:span><text:span text:style-name="T3">(0),</text:span><text:span text:style-name="T2">U</text:span><text:span text:style-name="T3">,3),0),</text:span><text:span text:style-name="T4">"&lt;undefined&gt;"</text:span><text:span text:style-name="T3">),</text:span><text:span text:style-name="T2">U</text:span><text:span text:style-name="T3">)</text:span>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 office:value-type="string" calcext:value-type="string">
            <text:p>DIQ</text:p>
          </table:table-cell>
          <table:table-cell table:style-name="ce15"/>
          <table:table-cell table:number-columns-repeated="1011"/>
        </table:table-row>
        <table:table-row table:style-name="ro3">
          <table:table-cell table:style-name="ce2" office:value-type="string" calcext:value-type="string">
            <text:p>ALPBELOG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HL(772,</text:p>
          </table:table-cell>
          <table:table-cell table:style-name="ce6" office:value-type="string" calcext:value-type="string">
            <text:p>HL7 MESSAGE TEXT</text:p>
          </table:table-cell>
          <table:table-cell table:style-name="ce8" office:value-type="string" calcext:value-type="string">
            <text:p> ...<text:span text:style-name="T1">I $G</text:span><text:span text:style-name="T3">(^HL(772,+</text:span><text:span text:style-name="T5">$P</text:span><text:span text:style-name="T3">(</text:span><text:span text:style-name="T2">ALPBEDAT</text:span><text:span text:style-name="T3">(0),</text:span><text:span text:style-name="T2">U</text:span><text:span text:style-name="T3">,4),0))=</text:span><text:span text:style-name="T4">"" </text:span><text:span text:style-name="T5">S </text:span><text:span text:style-name="T2">ALPBDATA</text:span><text:span text:style-name="T3">(</text:span><text:span text:style-name="T2">ALPBLINE</text:span><text:span text:style-name="T3">,0)=</text:span><text:span text:style-name="T2">ALPBDATA</text:span><text:span text:style-name="T3">(</text:span><text:span text:style-name="T2">ALPBLINE</text:span><text:span text:style-name="T3">,0)_</text:span><text:span text:style-name="T4">" &lt;--no longer in file 772"</text:span>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 office:value-type="string" calcext:value-type="string">
            <text:p>DIQ</text:p>
          </table:table-cell>
          <table:table-cell table:style-name="ce15"/>
          <table:table-cell table:number-columns-repeated="1011"/>
        </table:table-row>
        <table:table-row table:style-name="ro1">
          <table:table-cell table:style-name="ce2" office:value-type="string" calcext:value-type="string">
            <text:p>ALPBELOG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ALPB(53.71,</text:p>
          </table:table-cell>
          <table:table-cell table:style-name="ce6" office:value-type="string" calcext:value-type="string">
            <text:p>BCMA BACKUP PARAMETERS</text:p>
          </table:table-cell>
          <table:table-cell table:style-name="ce8" office:value-type="string" calcext:value-type="string">
            <text:p> <text:span text:style-name="T1">S </text:span><text:span text:style-name="T2">ALPBPARM</text:span><text:span text:style-name="T3">=+</text:span><text:span text:style-name="T5">$O</text:span><text:span text:style-name="T3">(^ALPB(53.71,0))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/>
          <table:table-cell table:style-name="ce13"/>
          <table:table-cell table:style-name="ce15"/>
          <table:table-cell table:number-columns-repeated="1011"/>
        </table:table-row>
        <table:table-row table:style-name="ro1">
          <table:table-cell table:style-name="ce2" office:value-type="string" calcext:value-type="string">
            <text:p>ALPBELOG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ALPB(53.71,</text:p>
          </table:table-cell>
          <table:table-cell table:style-name="ce6" office:value-type="string" calcext:value-type="string">
            <text:p>BCMA BACKUP PARAMETERS</text:p>
          </table:table-cell>
          <table:table-cell table:style-name="ce8" office:value-type="string" calcext:value-type="string">
            <text:p> <text:span text:style-name="T1">S </text:span><text:span text:style-name="T2">ALPBPARM</text:span><text:span text:style-name="T3">=+</text:span><text:span text:style-name="T5">$O</text:span><text:span text:style-name="T3">(^ALPB(53.71,0))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/>
          <table:table-cell table:style-name="ce13"/>
          <table:table-cell table:style-name="ce15"/>
          <table:table-cell table:number-columns-repeated="1011"/>
        </table:table-row>
        <table:table-row table:style-name="ro3">
          <table:table-cell table:style-name="ce2" office:value-type="string" calcext:value-type="string">
            <text:p>ALPBELOG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ALPB(53.71,</text:p>
          </table:table-cell>
          <table:table-cell table:style-name="ce6" office:value-type="string" calcext:value-type="string">
            <text:p>BCMA BACKUP PARAMETERS</text:p>
          </table:table-cell>
          <table:table-cell table:style-name="ce8" office:value-type="string" calcext:value-type="string">
            <text:p> <text:span text:style-name="T1">F  S </text:span><text:span text:style-name="T2">ALPBX</text:span><text:span text:style-name="T3">=</text:span><text:span text:style-name="T5">$O</text:span><text:span text:style-name="T3">(^ALPB(53.71,</text:span><text:span text:style-name="T2">ALPBPARM</text:span><text:span text:style-name="T3">,1,</text:span><text:span text:style-name="T2">ALPBX</text:span><text:span text:style-name="T3">)) </text:span><text:span text:style-name="T5">Q</text:span><text:span text:style-name="T3">:'</text:span><text:span text:style-name="T2">ALPBX  </text:span><text:span text:style-name="T5">D </text:span><text:span text:style-name="T6">DELERR</text:span><text:span text:style-name="T3">^ALPBUTL2(</text:span><text:span text:style-name="T2">ALPBX</text:span><text:span text:style-name="T3">)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/>
          <table:table-cell table:style-name="ce13"/>
          <table:table-cell table:style-name="ce15"/>
          <table:table-cell table:number-columns-repeated="1011"/>
        </table:table-row>
        <table:table-row table:style-name="ro1">
          <table:table-cell table:style-name="ce2" office:value-type="string" calcext:value-type="string">
            <text:p>ALPBGEN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EXECUTE</text:p>
          </table:table-cell>
          <table:table-cell table:style-name="ce6" office:value-type="string" calcext:value-type="string">
            <text:p>^ALPB(53.71,</text:p>
          </table:table-cell>
          <table:table-cell table:style-name="ce6" office:value-type="string" calcext:value-type="string">
            <text:p>BCMA BACKUP PARAMETERS</text:p>
          </table:table-cell>
          <table:table-cell table:style-name="ce8" office:value-type="string" calcext:value-type="string">
            <text:p> <text:span text:style-name="T1">F  X </text:span><text:span text:style-name="T2">HLNEXT </text:span><text:span text:style-name="T5">Q</text:span><text:span text:style-name="T3">:</text:span><text:span text:style-name="T5">$G</text:span><text:span text:style-name="T3">(</text:span><text:span text:style-name="T2">HLQUIT</text:span><text:span text:style-name="T3">)'&gt;0  </text:span><text:span text:style-name="T5">D</text:span></text:p>
          </table:table-cell>
          <table:table-cell table:number-columns-repeated="2"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/>
          <table:table-cell table:style-name="ce15" office:value-type="string" calcext:value-type="string">
            <text:p>Traversal execute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ALPBGEN1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DIC(19,</text:p>
          </table:table-cell>
          <table:table-cell table:style-name="ce6" office:value-type="string" calcext:value-type="string">
            <text:p>OPTION</text:p>
          </table:table-cell>
          <table:table-cell table:style-name="ce8" office:value-type="string" calcext:value-type="string">
            <text:p> <text:span text:style-name="T1">I </text:span><text:span text:style-name="T3">+</text:span><text:span text:style-name="T2">Y</text:span><text:span text:style-name="T3">&gt;0 </text:span><text:span text:style-name="T5">S </text:span><text:span text:style-name="T3">(</text:span><text:span text:style-name="T2">ALPBDA</text:span><text:span text:style-name="T3">,</text:span><text:span text:style-name="T2">DA</text:span><text:span text:style-name="T3">,</text:span><text:span text:style-name="T2">DUZ</text:span><text:span text:style-name="T3">)=+</text:span><text:span text:style-name="T2">Y </text:span><text:span text:style-name="T5">S </text:span><text:span text:style-name="T2">ALPBMENU</text:span><text:span text:style-name="T3">=</text:span><text:span text:style-name="T5">$O</text:span><text:span text:style-name="T3">(^DIC(19,</text:span><text:span text:style-name="T4">"B"</text:span><text:span text:style-name="T3">,</text:span><text:span text:style-name="T4">"PSB BCBU WRKSTN MAIN"</text:span><text:span text:style-name="T3">,0)) </text:span><text:span text:style-name="T5">D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/>
          <table:table-cell table:style-name="ce13"/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GEN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VA(200,</text:p>
          </table:table-cell>
          <table:table-cell table:style-name="ce6" office:value-type="string" calcext:value-type="string">
            <text:p>NEW PERSON</text:p>
          </table:table-cell>
          <table:table-cell table:style-name="ce8" office:value-type="string" calcext:value-type="string">
            <text:p> <text:span text:style-name="T1">S </text:span><text:span text:style-name="T3">(</text:span><text:span text:style-name="T2">ALPBK</text:span><text:span text:style-name="T3">)=0,</text:span><text:span text:style-name="T2">ALPBJ</text:span><text:span text:style-name="T3">=</text:span><text:span text:style-name="T4">"" </text:span><text:span text:style-name="T5">F  S </text:span><text:span text:style-name="T2">ALPBJ</text:span><text:span text:style-name="T3">=</text:span><text:span text:style-name="T5">$O</text:span><text:span text:style-name="T3">(^VA(200,</text:span><text:span text:style-name="T2">ALPBJ</text:span><text:span text:style-name="T3">)) </text:span><text:span text:style-name="T5">Q</text:span><text:span text:style-name="T3">:</text:span><text:span text:style-name="T2">ALPBJ</text:span><text:span text:style-name="T3">=</text:span><text:span text:style-name="T4">""  </text:span><text:span text:style-name="T5">D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/>
          <table:table-cell table:style-name="ce13"/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GEN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VA(200,</text:p>
          </table:table-cell>
          <table:table-cell table:style-name="ce6" office:value-type="string" calcext:value-type="string">
            <text:p>NEW PERSON</text:p>
          </table:table-cell>
          <table:table-cell table:style-name="ce8" office:value-type="string" calcext:value-type="string">
            <text:p> . . <text:span text:style-name="T1">I </text:span><text:span text:style-name="T3">'</text:span><text:span text:style-name="T5">$D</text:span><text:span text:style-name="T3">(</text:span><text:span text:style-name="T2">ZTSK</text:span><text:span text:style-name="T3">) </text:span><text:span text:style-name="T5">W </text:span><text:span text:style-name="T3">!,</text:span><text:span text:style-name="T2">ALPBJ</text:span><text:span text:style-name="T3">_</text:span><text:span text:style-name="T4">" "</text:span><text:span text:style-name="T3">_</text:span><text:span text:style-name="T5">$P</text:span><text:span text:style-name="T3">(^VA(200,</text:span><text:span text:style-name="T2">ALPBJ</text:span><text:span text:style-name="T3">,0),</text:span><text:span text:style-name="T2">U</text:span><text:span text:style-name="T3">)</text:span>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 office:value-type="string" calcext:value-type="string">
            <text:p>DIQ</text:p>
          </table:table-cell>
          <table:table-cell table:style-name="ce15"/>
          <table:table-cell table:number-columns-repeated="1011"/>
        </table:table-row>
        <table:table-row table:style-name="ro4">
          <table:table-cell table:style-name="ce2" office:value-type="string" calcext:value-type="string">
            <text:p>ALPBHL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EXECUTE</text:p>
          </table:table-cell>
          <table:table-cell table:style-name="ce6" office:value-type="string" calcext:value-type="string">
            <text:p>^VA(200,</text:p>
          </table:table-cell>
          <table:table-cell table:style-name="ce6" office:value-type="string" calcext:value-type="string">
            <text:p>NEW PERSON</text:p>
          </table:table-cell>
          <table:table-cell table:style-name="ce8" office:value-type="string" calcext:value-type="string">
            <text:p> <text:span text:style-name="T1">F </text:span><text:span text:style-name="T2">I</text:span><text:span text:style-name="T3">=1:1 </text:span><text:span text:style-name="T5">X </text:span><text:span text:style-name="T2">HLNEXT </text:span><text:span text:style-name="T5">Q</text:span><text:span text:style-name="T3">:+</text:span><text:span text:style-name="T5">$G</text:span><text:span text:style-name="T3">(</text:span><text:span text:style-name="T2">HLQUIT</text:span><text:span text:style-name="T3">)'&gt;0  </text:span><text:span text:style-name="T5">D</text:span></text:p>
          </table:table-cell>
          <table:table-cell table:number-columns-repeated="2"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/>
          <table:table-cell table:style-name="ce15" office:value-type="string" calcext:value-type="string">
            <text:p>Traversal execute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LPBHL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<text:span text:style-name="T1">I $D</text:span><text:span text:style-name="T3">(^ALPB(53.7,</text:span><text:span text:style-name="T2">ALPBPDFN</text:span><text:span text:style-name="T3">)) </text:span><text:span text:style-name="T5">S </text:span><text:span text:style-name="T2">ALPBIEN</text:span><text:span text:style-name="T3">=</text:span><text:span text:style-name="T2">ALPBPDFN</text:span>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 office:value-type="string" calcext:value-type="string">
            <text:p>DIQ</text:p>
          </table:table-cell>
          <table:table-cell table:style-name="ce15"/>
          <table:table-cell table:number-columns-repeated="1011"/>
        </table:table-row>
        <table:table-row table:style-name="ro3">
          <table:table-cell table:style-name="ce2" office:value-type="string" calcext:value-type="string">
            <text:p>ALPBHL1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.<text:span text:style-name="T1">F  S </text:span><text:span text:style-name="T2">ALPBI</text:span><text:span text:style-name="T3">=</text:span><text:span text:style-name="T5">$O</text:span><text:span text:style-name="T3">(^ALPB(53.7,</text:span><text:span text:style-name="T2">ALPBIEN</text:span><text:span text:style-name="T3">,2,</text:span><text:span text:style-name="T4">"ACPRS"</text:span><text:span text:style-name="T3">,</text:span><text:span text:style-name="T2">ALPBORDC</text:span><text:span text:style-name="T3">,</text:span><text:span text:style-name="T2">ALPBI</text:span><text:span text:style-name="T3">)) </text:span><text:span text:style-name="T5">Q</text:span><text:span text:style-name="T3">:+</text:span><text:span text:style-name="T2">ALPBI</text:span><text:span text:style-name="T3">'&gt;0  </text:span><text:span text:style-name="T5">D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/>
          <table:table-cell table:style-name="ce13"/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HL1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..<text:span text:style-name="T1">I $E</text:span><text:span text:style-name="T3">(</text:span><text:span text:style-name="T5">$P</text:span><text:span text:style-name="T3">(</text:span><text:span text:style-name="T5">$G</text:span><text:span text:style-name="T3">(^ALPB(53.7,</text:span><text:span text:style-name="T2">ALPBIEN</text:span><text:span text:style-name="T3">,2,</text:span><text:span text:style-name="T2">ALPBI</text:span><text:span text:style-name="T3">,0)),</text:span><text:span text:style-name="T4">"^"</text:span><text:span text:style-name="T3">,3),1,2)'=</text:span><text:span text:style-name="T4">"IP" </text:span><text:span text:style-name="T5">Q</text:span>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 office:value-type="string" calcext:value-type="string">
            <text:p>DIQ</text:p>
          </table:table-cell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HL1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<text:span text:style-name="T1">S </text:span><text:span text:style-name="T2">ALPBOIEN</text:span><text:span text:style-name="T3">=+</text:span><text:span text:style-name="T5">$O</text:span><text:span text:style-name="T3">(^ALPB(53.7,</text:span><text:span text:style-name="T2">ALPBIEN</text:span><text:span text:style-name="T3">,2,</text:span><text:span text:style-name="T4">"B"</text:span><text:span text:style-name="T3">,</text:span><text:span text:style-name="T2">ALPBORDN</text:span><text:span text:style-name="T3">,0))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/>
          <table:table-cell table:style-name="ce13"/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HL1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.<text:span text:style-name="T1">S </text:span><text:span text:style-name="T2">ALPBOIEN</text:span><text:span text:style-name="T3">=+</text:span><text:span text:style-name="T5">$O</text:span><text:span text:style-name="T3">(^ALPB(53.7,</text:span><text:span text:style-name="T2">ALPBIEN</text:span><text:span text:style-name="T3">,2,</text:span><text:span text:style-name="T4">" "</text:span><text:span text:style-name="T3">),-1)+1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2" office:value-type="string" calcext:value-type="string">
            <text:p>ALPBHL1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<text:span text:style-name="T1">I $G</text:span><text:span text:style-name="T3">(^ALPB(53.7,+</text:span><text:span text:style-name="T5">$G</text:span><text:span text:style-name="T3">(</text:span><text:span text:style-name="T2">ALPBIEN</text:span><text:span text:style-name="T3">),0))'=</text:span><text:span text:style-name="T4">"" </text:span><text:span text:style-name="T5">D</text:span>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 office:value-type="string" calcext:value-type="string">
            <text:p>DIQ</text:p>
          </table:table-cell>
          <table:table-cell table:style-name="ce15"/>
          <table:table-cell table:number-columns-repeated="1011"/>
        </table:table-row>
        <table:table-row table:style-name="ro1">
          <table:table-cell table:style-name="ce2" office:value-type="string" calcext:value-type="string">
            <text:p>ALPBHL1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ALPB(53.71,</text:p>
          </table:table-cell>
          <table:table-cell table:style-name="ce6" office:value-type="string" calcext:value-type="string">
            <text:p>BCMA BACKUP PARAMETERS</text:p>
          </table:table-cell>
          <table:table-cell table:style-name="ce8" office:value-type="string" calcext:value-type="string">
            <text:p> <text:span text:style-name="T1">S </text:span><text:span text:style-name="T2">ALPBPARM</text:span><text:span text:style-name="T3">=+</text:span><text:span text:style-name="T5">$O</text:span><text:span text:style-name="T3">(^ALPB(53.71,0))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/>
          <table:table-cell table:style-name="ce13"/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HL1U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<text:span text:style-name="T1">I $D</text:span><text:span text:style-name="T3">(^ALPB(53.7,</text:span><text:span text:style-name="T2">IEN</text:span><text:span text:style-name="T3">,1,</text:span><text:span text:style-name="T4">"B"</text:span><text:span text:style-name="T3">,</text:span><text:span text:style-name="T2">ALPBALG</text:span><text:span text:style-name="T3">)) </text:span><text:span text:style-name="T5">S </text:span><text:span text:style-name="T2">ERR</text:span><text:span text:style-name="T3">(</text:span><text:span text:style-name="T4">"DIERR"</text:span><text:span text:style-name="T3">)=0 </text:span><text:span text:style-name="T5">Q</text:span>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 office:value-type="string" calcext:value-type="string">
            <text:p>DIQ</text:p>
          </table:table-cell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HL1U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<text:span text:style-name="T1">S </text:span><text:span text:style-name="T2">ALPBNEXT</text:span><text:span text:style-name="T3">=+</text:span><text:span text:style-name="T5">$O</text:span><text:span text:style-name="T3">(^ALPB(53.7,</text:span><text:span text:style-name="T2">IEN</text:span><text:span text:style-name="T3">,1,</text:span><text:span text:style-name="T4">" "</text:span><text:span text:style-name="T3">),-1)+1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/>
          <table:table-cell table:style-name="ce13"/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HL1U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.<text:span text:style-name="T1">S </text:span><text:span text:style-name="T2">ALPBNEXT</text:span><text:span text:style-name="T3">=+</text:span><text:span text:style-name="T5">$O</text:span><text:span text:style-name="T3">(^ALPB(53.7,</text:span><text:span text:style-name="T2">IEN</text:span><text:span text:style-name="T3">,2,</text:span><text:span text:style-name="T2">OIEN</text:span><text:span text:style-name="T3">,10,</text:span><text:span text:style-name="T4">"B"</text:span><text:span text:style-name="T3">,</text:span><text:span text:style-name="T2">ALPBX</text:span><text:span text:style-name="T3">,</text:span><text:span text:style-name="T4">""</text:span><text:span text:style-name="T3">))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/>
          <table:table-cell table:style-name="ce13"/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HL1U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.<text:span text:style-name="T1">I </text:span><text:span text:style-name="T2">ALPBNEXT</text:span><text:span text:style-name="T3">'&gt;0 </text:span><text:span text:style-name="T5">S </text:span><text:span text:style-name="T2">ALPBNEXT</text:span><text:span text:style-name="T3">=+</text:span><text:span text:style-name="T5">$O</text:span><text:span text:style-name="T3">(^ALPB(53.7,</text:span><text:span text:style-name="T2">IEN</text:span><text:span text:style-name="T3">,2,</text:span><text:span text:style-name="T2">OIEN</text:span><text:span text:style-name="T3">,10,</text:span><text:span text:style-name="T4">"C"</text:span><text:span text:style-name="T3">,</text:span><text:span text:style-name="T2">ALPBMREC</text:span><text:span text:style-name="T3">,</text:span><text:span text:style-name="T4">""</text:span><text:span text:style-name="T3">))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/>
          <table:table-cell table:style-name="ce13"/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HL1U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.<text:span text:style-name="T1">S </text:span><text:span text:style-name="T2">ALPBNEXT</text:span><text:span text:style-name="T3">=+</text:span><text:span text:style-name="T5">$O</text:span><text:span text:style-name="T3">(^ALPB(53.7,</text:span><text:span text:style-name="T2">IEN</text:span><text:span text:style-name="T3">,2,</text:span><text:span text:style-name="T2">OIEN</text:span><text:span text:style-name="T3">,6,</text:span><text:span text:style-name="T4">" "</text:span><text:span text:style-name="T3">),-1)+1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2" office:value-type="string" calcext:value-type="string">
            <text:p>ALPBHL1U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<text:span text:style-name="T1">I </text:span><text:span text:style-name="T3">+</text:span><text:span text:style-name="T5">$O</text:span><text:span text:style-name="T3">(^ALPB(53.7,</text:span><text:span text:style-name="T2">IEN</text:span><text:span text:style-name="T3">,2,</text:span><text:span text:style-name="T2">OIEN</text:span><text:span text:style-name="T3">,7,0))&gt;0 </text:span><text:span text:style-name="T5">Q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/>
          <table:table-cell table:style-name="ce13"/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HL1U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<text:span text:style-name="T1">S </text:span><text:span text:style-name="T2">ALPBNEXT</text:span><text:span text:style-name="T3">=+</text:span><text:span text:style-name="T5">$O</text:span><text:span text:style-name="T3">(^ALPB(53.7,</text:span><text:span text:style-name="T2">IEN</text:span><text:span text:style-name="T3">,2,</text:span><text:span text:style-name="T2">OIEN</text:span><text:span text:style-name="T3">,7,</text:span><text:span text:style-name="T4">" "</text:span><text:span text:style-name="T3">),-1)+1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/>
          <table:table-cell table:style-name="ce13"/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HL1U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<text:span text:style-name="T1">I </text:span><text:span text:style-name="T2">ALPBDIEN</text:span><text:span text:style-name="T3">&gt;0&amp;('</text:span><text:span text:style-name="T5">$D</text:span><text:span text:style-name="T3">(^ALPB(53.7,</text:span><text:span text:style-name="T2">IEN</text:span><text:span text:style-name="T3">,2,</text:span><text:span text:style-name="T2">OIEN</text:span><text:span text:style-name="T3">,7,</text:span><text:span text:style-name="T4">"B"</text:span><text:span text:style-name="T3">,</text:span><text:span text:style-name="T2">ALPBDIEN</text:span><text:span text:style-name="T3">))) </text:span><text:span text:style-name="T5">D</text:span>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 office:value-type="string" calcext:value-type="string">
            <text:p>DIQ</text:p>
          </table:table-cell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HL1U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.<text:span text:style-name="T1">S </text:span><text:span text:style-name="T2">ALPBNEXT</text:span><text:span text:style-name="T3">=+</text:span><text:span text:style-name="T5">$O</text:span><text:span text:style-name="T3">(^ALPB(53.7,</text:span><text:span text:style-name="T2">IEN</text:span><text:span text:style-name="T3">,2,</text:span><text:span text:style-name="T2">OIEN</text:span><text:span text:style-name="T3">,7,</text:span><text:span text:style-name="T4">" "</text:span><text:span text:style-name="T3">),-1)+1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/>
          <table:table-cell table:style-name="ce13"/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HL1U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<text:span text:style-name="T1">I $D</text:span><text:span text:style-name="T3">(^ALPB(53.7,</text:span><text:span text:style-name="T2">IEN</text:span><text:span text:style-name="T3">,2,</text:span><text:span text:style-name="T2">OIEN</text:span><text:span text:style-name="T3">,</text:span><text:span text:style-name="T2">ALPBGNOD</text:span><text:span text:style-name="T3">,</text:span><text:span text:style-name="T4">"B"</text:span><text:span text:style-name="T3">,</text:span><text:span text:style-name="T2">ALPBNUM</text:span><text:span text:style-name="T3">)) </text:span><text:span text:style-name="T5">S </text:span><text:span text:style-name="T2">ERR</text:span><text:span text:style-name="T3">(</text:span><text:span text:style-name="T4">"DIERR"</text:span><text:span text:style-name="T3">)=0 </text:span><text:span text:style-name="T5">Q</text:span>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 office:value-type="string" calcext:value-type="string">
            <text:p>DIQ</text:p>
          </table:table-cell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HL1U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<text:span text:style-name="T1">S </text:span><text:span text:style-name="T2">ALPBNEXT</text:span><text:span text:style-name="T3">=+</text:span><text:span text:style-name="T5">$O</text:span><text:span text:style-name="T3">(^ALPB(53.7,</text:span><text:span text:style-name="T2">IEN</text:span><text:span text:style-name="T3">,2,</text:span><text:span text:style-name="T2">OIEN</text:span><text:span text:style-name="T3">,</text:span><text:span text:style-name="T2">ALPBGNOD</text:span><text:span text:style-name="T3">,</text:span><text:span text:style-name="T4">" "</text:span><text:span text:style-name="T3">),-1)+1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/>
          <table:table-cell table:style-name="ce13"/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HL1U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<text:span text:style-name="T1">I $E</text:span><text:span text:style-name="T3">(</text:span><text:span text:style-name="T5">$P</text:span><text:span text:style-name="T3">(</text:span><text:span text:style-name="T5">$G</text:span><text:span text:style-name="T3">(^ALPB(53.7,</text:span><text:span text:style-name="T2">IEN</text:span><text:span text:style-name="T3">,2,</text:span><text:span text:style-name="T2">OIEN</text:span><text:span text:style-name="T3">,0)),</text:span><text:span text:style-name="T4">"^"</text:span><text:span text:style-name="T3">,3),1,2)=</text:span><text:span text:style-name="T4">"IP" </text:span><text:span text:style-name="T5">Q</text:span>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 office:value-type="string" calcext:value-type="string">
            <text:p>DIQ</text:p>
          </table:table-cell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IN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DPT("CN",</text:p>
          </table:table-cell>
          <table:table-cell table:style-name="ce6" office:value-type="string" calcext:value-type="string">
            <text:p>PATIENT</text:p>
          </table:table-cell>
          <table:table-cell table:style-name="ce8" office:value-type="string" calcext:value-type="string">
            <text:p> <text:span text:style-name="T1">F  S </text:span><text:span text:style-name="T2">ALPCN</text:span><text:span text:style-name="T3">=</text:span><text:span text:style-name="T5">$O</text:span><text:span text:style-name="T3">(^DPT(</text:span><text:span text:style-name="T4">"CN"</text:span><text:span text:style-name="T3">,</text:span><text:span text:style-name="T2">ALPCN</text:span><text:span text:style-name="T3">)) </text:span><text:span text:style-name="T5">Q</text:span><text:span text:style-name="T3">:</text:span><text:span text:style-name="T2">ALPCN</text:span><text:span text:style-name="T3">=</text:span><text:span text:style-name="T4">""</text:span><text:span text:style-name="T3">!(</text:span><text:span text:style-name="T2">ALPSTOP</text:span><text:span text:style-name="T3">)  </text:span><text:span text:style-name="T5">D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2" office:value-type="string" calcext:value-type="string">
            <text:p>ALPBIN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DIC(42,</text:p>
          </table:table-cell>
          <table:table-cell table:style-name="ce6" office:value-type="string" calcext:value-type="string">
            <text:p>WARD LOCATION</text:p>
          </table:table-cell>
          <table:table-cell table:style-name="ce8" office:value-type="string" calcext:value-type="string">
            <text:p> . <text:span text:style-name="T1">S </text:span><text:span text:style-name="T2">ALPCNI</text:span><text:span text:style-name="T3">=</text:span><text:span text:style-name="T5">$O</text:span><text:span text:style-name="T3">(^DIC(42,</text:span><text:span text:style-name="T4">"B"</text:span><text:span text:style-name="T3">,</text:span><text:span text:style-name="T2">ALPCN</text:span><text:span text:style-name="T3">,0))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/>
          <table:table-cell table:style-name="ce13"/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IN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DIC(42,</text:p>
          </table:table-cell>
          <table:table-cell table:style-name="ce6" office:value-type="string" calcext:value-type="string">
            <text:p>WARD LOCATION</text:p>
          </table:table-cell>
          <table:table-cell table:style-name="ce8" office:value-type="string" calcext:value-type="string">
            <text:p> . <text:span text:style-name="T1">S </text:span><text:span text:style-name="T2">ALPTST</text:span><text:span text:style-name="T3">=</text:span><text:span text:style-name="T5">$P</text:span><text:span text:style-name="T3">(</text:span><text:span text:style-name="T5">$G</text:span><text:span text:style-name="T3">(^DIC(42,</text:span><text:span text:style-name="T2">ALPCNI</text:span><text:span text:style-name="T3">,0)),</text:span><text:span text:style-name="T2">U</text:span><text:span text:style-name="T3">,11)</text:span>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 office:value-type="string" calcext:value-type="string">
            <text:p>DIQ</text:p>
          </table:table-cell>
          <table:table-cell table:style-name="ce15"/>
          <table:table-cell table:number-columns-repeated="1011"/>
        </table:table-row>
        <table:table-row table:style-name="ro3">
          <table:table-cell table:style-name="ce2" office:value-type="string" calcext:value-type="string">
            <text:p>ALPBIN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DPT("CN",</text:p>
          </table:table-cell>
          <table:table-cell table:style-name="ce6" office:value-type="string" calcext:value-type="string">
            <text:p>PATIENT</text:p>
          </table:table-cell>
          <table:table-cell table:style-name="ce8" office:value-type="string" calcext:value-type="string">
            <text:p> . <text:span text:style-name="T1">F  S </text:span><text:span text:style-name="T2">ALDFN</text:span><text:span text:style-name="T3">=</text:span><text:span text:style-name="T5">$O</text:span><text:span text:style-name="T3">(^DPT(</text:span><text:span text:style-name="T4">"CN"</text:span><text:span text:style-name="T3">,</text:span><text:span text:style-name="T2">ALPCN</text:span><text:span text:style-name="T3">,</text:span><text:span text:style-name="T2">ALDFN</text:span><text:span text:style-name="T3">)) </text:span><text:span text:style-name="T5">Q</text:span><text:span text:style-name="T3">:+</text:span><text:span text:style-name="T2">ALDFN</text:span><text:span text:style-name="T3">'&gt;0!(</text:span><text:span text:style-name="T2">ALPSTOP</text:span><text:span text:style-name="T3">)  </text:span><text:span text:style-name="T5">D </text:span><text:span text:style-name="T6">PAT</text:span><text:span text:style-name="T3">^ALPBIND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/>
          <table:table-cell table:style-name="ce13"/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IND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DPT("CN",</text:p>
          </table:table-cell>
          <table:table-cell table:style-name="ce6" office:value-type="string" calcext:value-type="string">
            <text:p>PATIENT</text:p>
          </table:table-cell>
          <table:table-cell table:style-name="ce8" office:value-type="string" calcext:value-type="string">
            <text:p> <text:span text:style-name="T1">F  S </text:span><text:span text:style-name="T2">ALPCN</text:span><text:span text:style-name="T3">=</text:span><text:span text:style-name="T5">$O</text:span><text:span text:style-name="T3">(^DPT(</text:span><text:span text:style-name="T4">"CN"</text:span><text:span text:style-name="T3">,</text:span><text:span text:style-name="T2">ALPCN</text:span><text:span text:style-name="T3">)) </text:span><text:span text:style-name="T5">Q</text:span><text:span text:style-name="T3">:</text:span><text:span text:style-name="T2">ALPCN</text:span><text:span text:style-name="T3">=</text:span><text:span text:style-name="T4">""</text:span><text:span text:style-name="T3">!(</text:span><text:span text:style-name="T2">ALPSTOP</text:span><text:span text:style-name="T3">)  </text:span><text:span text:style-name="T5">D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2" office:value-type="string" calcext:value-type="string">
            <text:p>ALPBIND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DIC(42,</text:p>
          </table:table-cell>
          <table:table-cell table:style-name="ce6" office:value-type="string" calcext:value-type="string">
            <text:p>WARD LOCATION</text:p>
          </table:table-cell>
          <table:table-cell table:style-name="ce8" office:value-type="string" calcext:value-type="string">
            <text:p> . <text:span text:style-name="T1">S </text:span><text:span text:style-name="T2">ALPCNI</text:span><text:span text:style-name="T3">=</text:span><text:span text:style-name="T5">$O</text:span><text:span text:style-name="T3">(^DIC(42,</text:span><text:span text:style-name="T4">"B"</text:span><text:span text:style-name="T3">,</text:span><text:span text:style-name="T2">ALPCN</text:span><text:span text:style-name="T3">,0))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/>
          <table:table-cell table:style-name="ce13"/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IND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DIC(42,</text:p>
          </table:table-cell>
          <table:table-cell table:style-name="ce6" office:value-type="string" calcext:value-type="string">
            <text:p>WARD LOCATION</text:p>
          </table:table-cell>
          <table:table-cell table:style-name="ce8" office:value-type="string" calcext:value-type="string">
            <text:p> . <text:span text:style-name="T1">S </text:span><text:span text:style-name="T2">ALPDIV</text:span><text:span text:style-name="T3">=</text:span><text:span text:style-name="T5">$P</text:span><text:span text:style-name="T3">(</text:span><text:span text:style-name="T5">$G</text:span><text:span text:style-name="T3">(^DIC(42,</text:span><text:span text:style-name="T2">ALPCNI</text:span><text:span text:style-name="T3">,0)),</text:span><text:span text:style-name="T2">U</text:span><text:span text:style-name="T3">,11)</text:span>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 office:value-type="string" calcext:value-type="string">
            <text:p>DIQ</text:p>
          </table:table-cell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IND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DPT("CN",</text:p>
          </table:table-cell>
          <table:table-cell table:style-name="ce6" office:value-type="string" calcext:value-type="string">
            <text:p>PATIENT</text:p>
          </table:table-cell>
          <table:table-cell table:style-name="ce8" office:value-type="string" calcext:value-type="string">
            <text:p> . <text:span text:style-name="T1">F  S </text:span><text:span text:style-name="T2">ALDFN</text:span><text:span text:style-name="T3">=</text:span><text:span text:style-name="T5">$O</text:span><text:span text:style-name="T3">(^DPT(</text:span><text:span text:style-name="T4">"CN"</text:span><text:span text:style-name="T3">,</text:span><text:span text:style-name="T2">ALPCN</text:span><text:span text:style-name="T3">,</text:span><text:span text:style-name="T2">ALDFN</text:span><text:span text:style-name="T3">)) </text:span><text:span text:style-name="T5">Q</text:span><text:span text:style-name="T3">:+</text:span><text:span text:style-name="T2">ALDFN</text:span><text:span text:style-name="T3">'&gt;0!(</text:span><text:span text:style-name="T2">ALPSTOP</text:span><text:span text:style-name="T3">)  </text:span><text:span text:style-name="T5">D </text:span><text:span text:style-name="T6">PAT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/>
          <table:table-cell table:style-name="ce13"/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IND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PSB(53.79,</text:p>
          </table:table-cell>
          <table:table-cell table:style-name="ce6" office:value-type="string" calcext:value-type="string">
            <text:p>BCMA MEDICATION LOG</text:p>
          </table:table-cell>
          <table:table-cell table:style-name="ce8" office:value-type="string" calcext:value-type="string">
            <text:p> <text:span text:style-name="T1">Q</text:span><text:span text:style-name="T3">:'</text:span><text:span text:style-name="T5">$D</text:span><text:span text:style-name="T3">(^PSB(53.79,</text:span><text:span text:style-name="T4">"AORDX"</text:span><text:span text:style-name="T3">,</text:span><text:span text:style-name="T2">ALDFN</text:span><text:span text:style-name="T3">,</text:span><text:span text:style-name="T2">ALPORDR</text:span><text:span text:style-name="T3">))</text:span>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 office:value-type="string" calcext:value-type="string">
            <text:p>DIQ</text:p>
          </table:table-cell>
          <table:table-cell table:style-name="ce15"/>
          <table:table-cell table:number-columns-repeated="1011"/>
        </table:table-row>
        <table:table-row table:style-name="ro3">
          <table:table-cell table:style-name="ce2" office:value-type="string" calcext:value-type="string">
            <text:p>ALPBIND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PSB(53.79,</text:p>
          </table:table-cell>
          <table:table-cell table:style-name="ce6" office:value-type="string" calcext:value-type="string">
            <text:p>BCMA MEDICATION LOG</text:p>
          </table:table-cell>
          <table:table-cell table:style-name="ce8" office:value-type="string" calcext:value-type="string">
            <text:p> <text:span text:style-name="T1">F  S </text:span><text:span text:style-name="T2">ALPMDT</text:span><text:span text:style-name="T3">=</text:span><text:span text:style-name="T5">$O</text:span><text:span text:style-name="T3">(^PSB(53.79,</text:span><text:span text:style-name="T4">"AORDX"</text:span><text:span text:style-name="T3">,</text:span><text:span text:style-name="T2">ALDFN</text:span><text:span text:style-name="T3">,</text:span><text:span text:style-name="T2">ALPORDR</text:span><text:span text:style-name="T3">,</text:span><text:span text:style-name="T2">ALPMDT</text:span><text:span text:style-name="T3">)) </text:span><text:span text:style-name="T5">Q</text:span><text:span text:style-name="T3">:+</text:span><text:span text:style-name="T2">ALPMDT</text:span><text:span text:style-name="T3">'&gt;0  </text:span><text:span text:style-name="T5">D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/>
          <table:table-cell table:style-name="ce13"/>
          <table:table-cell table:style-name="ce15"/>
          <table:table-cell table:number-columns-repeated="1011"/>
        </table:table-row>
        <table:table-row table:style-name="ro3">
          <table:table-cell table:style-name="ce2" office:value-type="string" calcext:value-type="string">
            <text:p>ALPBIND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PSB(53.79,</text:p>
          </table:table-cell>
          <table:table-cell table:style-name="ce6" office:value-type="string" calcext:value-type="string">
            <text:p>BCMA MEDICATION LOG</text:p>
          </table:table-cell>
          <table:table-cell table:style-name="ce8" office:value-type="string" calcext:value-type="string">
            <text:p> . <text:span text:style-name="T1">F  S </text:span><text:span text:style-name="T2">ALPML</text:span><text:span text:style-name="T3">=</text:span><text:span text:style-name="T5">$O</text:span><text:span text:style-name="T3">(^PSB(53.79,</text:span><text:span text:style-name="T4">"AORDX"</text:span><text:span text:style-name="T3">,</text:span><text:span text:style-name="T2">ALDFN</text:span><text:span text:style-name="T3">,</text:span><text:span text:style-name="T2">ALPORDR</text:span><text:span text:style-name="T3">,</text:span><text:span text:style-name="T2">ALPMDT</text:span><text:span text:style-name="T3">,</text:span><text:span text:style-name="T2">ALPML</text:span><text:span text:style-name="T3">)) </text:span><text:span text:style-name="T5">Q</text:span><text:span text:style-name="T3">:+</text:span><text:span text:style-name="T2">ALPML</text:span><text:span text:style-name="T3">'&gt;0  </text:span><text:span text:style-name="T5">D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/>
          <table:table-cell table:style-name="ce13"/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IND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PSB(53.79,</text:p>
          </table:table-cell>
          <table:table-cell table:style-name="ce6" office:value-type="string" calcext:value-type="string">
            <text:p>BCMA MEDICATION LOG</text:p>
          </table:table-cell>
          <table:table-cell table:style-name="ce8" office:value-type="string" calcext:value-type="string">
            <text:p> . . <text:span text:style-name="T1">Q</text:span><text:span text:style-name="T3">:+</text:span><text:span text:style-name="T5">$P</text:span><text:span text:style-name="T3">(</text:span><text:span text:style-name="T5">$G</text:span><text:span text:style-name="T3">(^PSB(53.79,</text:span><text:span text:style-name="T2">ALPML</text:span><text:span text:style-name="T3">,0)),</text:span><text:span text:style-name="T2">U</text:span><text:span text:style-name="T3">,1)'&gt;0  </text:span><text:span text:style-name="T4">; Bad Med-log</text:span>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 office:value-type="string" calcext:value-type="string">
            <text:p>DIQ</text:p>
          </table:table-cell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INP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PSB(53.79,</text:p>
          </table:table-cell>
          <table:table-cell table:style-name="ce6" office:value-type="string" calcext:value-type="string">
            <text:p>BCMA MEDICATION LOG</text:p>
          </table:table-cell>
          <table:table-cell table:style-name="ce8" office:value-type="string" calcext:value-type="string">
            <text:p> <text:span text:style-name="T1">I </text:span><text:span text:style-name="T3">'</text:span><text:span text:style-name="T5">$O</text:span><text:span text:style-name="T3">(@</text:span><text:span text:style-name="T2">ALPMSG</text:span><text:span text:style-name="T3">@(0)) </text:span><text:span text:style-name="T5">Q </text:span><text:span text:style-name="T4">"0^MSG^Missing Message Array"</text:span></text:p>
          </table:table-cell>
          <table:table-cell table:number-columns-repeated="4"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/>
          <table:table-cell table:style-name="ce15" office:value-type="string" calcext:value-type="string">
            <text:p>Not accessing or changing globals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ALPBINP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PSB(53.79,</text:p>
          </table:table-cell>
          <table:table-cell table:style-name="ce6" office:value-type="string" calcext:value-type="string">
            <text:p>BCMA MEDICATION LOG</text:p>
          </table:table-cell>
          <table:table-cell table:style-name="ce8" office:value-type="string" calcext:value-type="string">
            <text:p> <text:span text:style-name="T1">F  S </text:span><text:span text:style-name="T2">MSH</text:span><text:span text:style-name="T3">=</text:span><text:span text:style-name="T5">$O</text:span><text:span text:style-name="T3">(@</text:span><text:span text:style-name="T2">ALPMSG</text:span><text:span text:style-name="T3">@(</text:span><text:span text:style-name="T2">MSH</text:span><text:span text:style-name="T3">)) </text:span><text:span text:style-name="T5">Q</text:span><text:span text:style-name="T3">:</text:span><text:span text:style-name="T2">MSH</text:span><text:span text:style-name="T3">'&gt;0  </text:span><text:span text:style-name="T5">Q</text:span><text:span text:style-name="T3">:</text:span><text:span text:style-name="T5">$E</text:span><text:span text:style-name="T3">(@</text:span><text:span text:style-name="T2">ALPMSG</text:span><text:span text:style-name="T3">@(</text:span><text:span text:style-name="T2">MSH</text:span><text:span text:style-name="T3">),1,3)=</text:span><text:span text:style-name="T4">"MSH"</text:span></text:p>
          </table:table-cell>
          <table:table-cell table:number-columns-repeated="4"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/>
          <table:table-cell table:style-name="ce15" office:value-type="string" calcext:value-type="string">
            <text:p>Local or Non-FM global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ALPBINP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PSB(53.79,</text:p>
          </table:table-cell>
          <table:table-cell table:style-name="ce6" office:value-type="string" calcext:value-type="string">
            <text:p>BCMA MEDICATION LOG</text:p>
          </table:table-cell>
          <table:table-cell table:style-name="ce8" office:value-type="string" calcext:value-type="string">
            <text:p> <text:span text:style-name="T1">S </text:span><text:span text:style-name="T2">MSFS</text:span><text:span text:style-name="T3">=</text:span><text:span text:style-name="T5">$E</text:span><text:span text:style-name="T3">(@</text:span><text:span text:style-name="T2">ALPMSG</text:span><text:span text:style-name="T3">@(</text:span><text:span text:style-name="T2">MSH</text:span><text:span text:style-name="T3">),4,4)</text:span></text:p>
          </table:table-cell>
          <table:table-cell table:number-columns-repeated="4"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/>
          <table:table-cell table:style-name="ce15" office:value-type="string" calcext:value-type="string">
            <text:p>Local or Non-FM global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ALPBINP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PSB(53.79,</text:p>
          </table:table-cell>
          <table:table-cell table:style-name="ce6" office:value-type="string" calcext:value-type="string">
            <text:p>BCMA MEDICATION LOG</text:p>
          </table:table-cell>
          <table:table-cell table:style-name="ce8" office:value-type="string" calcext:value-type="string">
            <text:p> <text:span text:style-name="T1">S </text:span><text:span text:style-name="T2">MSCS</text:span><text:span text:style-name="T3">=</text:span><text:span text:style-name="T5">$E</text:span><text:span text:style-name="T3">(@</text:span><text:span text:style-name="T2">ALPMSG</text:span><text:span text:style-name="T3">@(</text:span><text:span text:style-name="T2">MSH</text:span><text:span text:style-name="T3">),5,5)</text:span></text:p>
          </table:table-cell>
          <table:table-cell table:number-columns-repeated="4"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/>
          <table:table-cell table:style-name="ce15" office:value-type="string" calcext:value-type="string">
            <text:p>Local or Non-FM global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ALPBINP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PSB(53.79,</text:p>
          </table:table-cell>
          <table:table-cell table:style-name="ce6" office:value-type="string" calcext:value-type="string">
            <text:p>BCMA MEDICATION LOG</text:p>
          </table:table-cell>
          <table:table-cell table:style-name="ce8" office:value-type="string" calcext:value-type="string">
            <text:p> <text:span text:style-name="T1">S </text:span><text:span text:style-name="T2">MSCH</text:span><text:span text:style-name="T3">=</text:span><text:span text:style-name="T5">$E</text:span><text:span text:style-name="T3">(@</text:span><text:span text:style-name="T2">ALPMSG</text:span><text:span text:style-name="T3">@(</text:span><text:span text:style-name="T2">MSH</text:span><text:span text:style-name="T3">),6,6)</text:span></text:p>
          </table:table-cell>
          <table:table-cell table:number-columns-repeated="4"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/>
          <table:table-cell table:style-name="ce15" office:value-type="string" calcext:value-type="string">
            <text:p>Local or Non-FM global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ALPBINP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PSB(53.79,</text:p>
          </table:table-cell>
          <table:table-cell table:style-name="ce6" office:value-type="string" calcext:value-type="string">
            <text:p>BCMA MEDICATION LOG</text:p>
          </table:table-cell>
          <table:table-cell table:style-name="ce8" office:value-type="string" calcext:value-type="string">
            <text:p> <text:span text:style-name="T1">S </text:span><text:span text:style-name="T2">MSCTR</text:span><text:span text:style-name="T3">=</text:span><text:span text:style-name="T5">$E</text:span><text:span text:style-name="T3">(@</text:span><text:span text:style-name="T2">ALPMSG</text:span><text:span text:style-name="T3">@(</text:span><text:span text:style-name="T2">MSH</text:span><text:span text:style-name="T3">),4,8)</text:span></text:p>
          </table:table-cell>
          <table:table-cell table:number-columns-repeated="4"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/>
          <table:table-cell table:style-name="ce15" office:value-type="string" calcext:value-type="string">
            <text:p>Local or Non-FM global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LPBINP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PSB(53.79,</text:p>
          </table:table-cell>
          <table:table-cell table:style-name="ce6" office:value-type="string" calcext:value-type="string">
            <text:p>BCMA MEDICATION LOG</text:p>
          </table:table-cell>
          <table:table-cell table:style-name="ce8" office:value-type="string" calcext:value-type="string">
            <text:p> <text:span text:style-name="T1">I $P</text:span><text:span text:style-name="T3">(@</text:span><text:span text:style-name="T2">ALPMSG</text:span><text:span text:style-name="T3">@(</text:span><text:span text:style-name="T2">MSH</text:span><text:span text:style-name="T3">),</text:span><text:span text:style-name="T2">MSFS</text:span><text:span text:style-name="T3">,3)'=</text:span><text:span text:style-name="T4">"PHARMACY" </text:span><text:span text:style-name="T5">Q </text:span><text:span text:style-name="T4">"1^^Not a Pharmacy Message"</text:span></text:p>
          </table:table-cell>
          <table:table-cell table:number-columns-repeated="4"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/>
          <table:table-cell table:style-name="ce15" office:value-type="string" calcext:value-type="string">
            <text:p>Local or Non-FM global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LPBINP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PSB(53.79,</text:p>
          </table:table-cell>
          <table:table-cell table:style-name="ce6" office:value-type="string" calcext:value-type="string">
            <text:p>BCMA MEDICATION LOG</text:p>
          </table:table-cell>
          <table:table-cell table:style-name="ce8" office:value-type="string" calcext:value-type="string">
            <text:p> <text:span text:style-name="T1">F  S </text:span><text:span text:style-name="T2">PID</text:span><text:span text:style-name="T3">=</text:span><text:span text:style-name="T5">$O</text:span><text:span text:style-name="T3">(@</text:span><text:span text:style-name="T2">ALPMSG</text:span><text:span text:style-name="T3">@(</text:span><text:span text:style-name="T2">PID</text:span><text:span text:style-name="T3">)) </text:span><text:span text:style-name="T5">Q</text:span><text:span text:style-name="T3">:</text:span><text:span text:style-name="T2">PID</text:span><text:span text:style-name="T3">'&gt;0  </text:span><text:span text:style-name="T5">Q</text:span><text:span text:style-name="T3">:</text:span><text:span text:style-name="T5">$E</text:span><text:span text:style-name="T3">(@</text:span><text:span text:style-name="T2">ALPMSG</text:span><text:span text:style-name="T3">@(</text:span><text:span text:style-name="T2">PID</text:span><text:span text:style-name="T3">),1,3)=</text:span><text:span text:style-name="T4">"PID"</text:span></text:p>
          </table:table-cell>
          <table:table-cell table:number-columns-repeated="4"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/>
          <table:table-cell table:style-name="ce15" office:value-type="string" calcext:value-type="string">
            <text:p>Local or Non-FM global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LPBINP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PSB(53.79,</text:p>
          </table:table-cell>
          <table:table-cell table:style-name="ce6" office:value-type="string" calcext:value-type="string">
            <text:p>BCMA MEDICATION LOG</text:p>
          </table:table-cell>
          <table:table-cell table:style-name="ce8" office:value-type="string" calcext:value-type="string">
            <text:p> <text:span text:style-name="T1">F  S </text:span><text:span text:style-name="T2">PV1</text:span><text:span text:style-name="T3">=</text:span><text:span text:style-name="T5">$O</text:span><text:span text:style-name="T3">(@</text:span><text:span text:style-name="T2">ALPMSG</text:span><text:span text:style-name="T3">@(</text:span><text:span text:style-name="T2">PV1</text:span><text:span text:style-name="T3">)) </text:span><text:span text:style-name="T5">Q</text:span><text:span text:style-name="T3">:</text:span><text:span text:style-name="T2">PV1</text:span><text:span text:style-name="T3">'&gt;0  </text:span><text:span text:style-name="T5">Q</text:span><text:span text:style-name="T3">:</text:span><text:span text:style-name="T5">$E</text:span><text:span text:style-name="T3">(@</text:span><text:span text:style-name="T2">ALPMSG</text:span><text:span text:style-name="T3">@(</text:span><text:span text:style-name="T2">PV1</text:span><text:span text:style-name="T3">),1,3)=</text:span><text:span text:style-name="T4">"PV1"</text:span></text:p>
          </table:table-cell>
          <table:table-cell table:number-columns-repeated="4"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/>
          <table:table-cell table:style-name="ce15" office:value-type="string" calcext:value-type="string">
            <text:p>Local or Non-FM global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LPBINP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PSB(53.79,</text:p>
          </table:table-cell>
          <table:table-cell table:style-name="ce6" office:value-type="string" calcext:value-type="string">
            <text:p>BCMA MEDICATION LOG</text:p>
          </table:table-cell>
          <table:table-cell table:style-name="ce8" office:value-type="string" calcext:value-type="string">
            <text:p> <text:span text:style-name="T1">I $P</text:span><text:span text:style-name="T3">(@</text:span><text:span text:style-name="T2">ALPMSG</text:span><text:span text:style-name="T3">@(</text:span><text:span text:style-name="T2">PV1</text:span><text:span text:style-name="T3">),</text:span><text:span text:style-name="T2">MSFS</text:span><text:span text:style-name="T3">,3)'=</text:span><text:span text:style-name="T4">"I" </text:span><text:span text:style-name="T5">Q </text:span><text:span text:style-name="T4">"1^^Not an Inpatient Pharmacy Message"</text:span></text:p>
          </table:table-cell>
          <table:table-cell table:number-columns-repeated="4"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/>
          <table:table-cell table:style-name="ce15" office:value-type="string" calcext:value-type="string">
            <text:p>Local or Non-FM global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LPBINP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PSB(53.79,</text:p>
          </table:table-cell>
          <table:table-cell table:style-name="ce6" office:value-type="string" calcext:value-type="string">
            <text:p>BCMA MEDICATION LOG</text:p>
          </table:table-cell>
          <table:table-cell table:style-name="ce8" office:value-type="string" calcext:value-type="string">
            <text:p> <text:span text:style-name="T1">F  S </text:span><text:span text:style-name="T2">ORC</text:span><text:span text:style-name="T3">=</text:span><text:span text:style-name="T5">$O</text:span><text:span text:style-name="T3">(@</text:span><text:span text:style-name="T2">ALPMSG</text:span><text:span text:style-name="T3">@(</text:span><text:span text:style-name="T2">ORC</text:span><text:span text:style-name="T3">)) </text:span><text:span text:style-name="T5">Q</text:span><text:span text:style-name="T3">:</text:span><text:span text:style-name="T2">ORC</text:span><text:span text:style-name="T3">'&gt;0  </text:span><text:span text:style-name="T5">Q</text:span><text:span text:style-name="T3">:</text:span><text:span text:style-name="T5">$E</text:span><text:span text:style-name="T3">(@</text:span><text:span text:style-name="T2">ALPMSG</text:span><text:span text:style-name="T3">@(</text:span><text:span text:style-name="T2">ORC</text:span><text:span text:style-name="T3">),1,3)=</text:span><text:span text:style-name="T4">"ORC"</text:span></text:p>
          </table:table-cell>
          <table:table-cell table:number-columns-repeated="4"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/>
          <table:table-cell table:style-name="ce15" office:value-type="string" calcext:value-type="string">
            <text:p>Local or Non-FM global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LPBINP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PSB(53.79,</text:p>
          </table:table-cell>
          <table:table-cell table:style-name="ce6" office:value-type="string" calcext:value-type="string">
            <text:p>BCMA MEDICATION LOG</text:p>
          </table:table-cell>
          <table:table-cell table:style-name="ce8" office:value-type="string" calcext:value-type="string">
            <text:p> <text:span text:style-name="T1">S </text:span><text:span text:style-name="T2">ALPDFN</text:span><text:span text:style-name="T3">=</text:span><text:span text:style-name="T5">$P</text:span><text:span text:style-name="T3">(@</text:span><text:span text:style-name="T2">ALPMSG</text:span><text:span text:style-name="T3">@(</text:span><text:span text:style-name="T2">PID</text:span><text:span text:style-name="T3">),</text:span><text:span text:style-name="T2">MSFS</text:span><text:span text:style-name="T3">,4)</text:span></text:p>
          </table:table-cell>
          <table:table-cell table:number-columns-repeated="4"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/>
          <table:table-cell table:style-name="ce15" office:value-type="string" calcext:value-type="string">
            <text:p>Local or Non-FM global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LPBINP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PSB(53.79,</text:p>
          </table:table-cell>
          <table:table-cell table:style-name="ce6" office:value-type="string" calcext:value-type="string">
            <text:p>BCMA MEDICATION LOG</text:p>
          </table:table-cell>
          <table:table-cell table:style-name="ce8" office:value-type="string" calcext:value-type="string">
            <text:p> <text:span text:style-name="T1">S </text:span><text:span text:style-name="T2">ALPORD</text:span><text:span text:style-name="T3">=</text:span><text:span text:style-name="T5">$P</text:span><text:span text:style-name="T3">(</text:span><text:span text:style-name="T5">$P</text:span><text:span text:style-name="T3">(@</text:span><text:span text:style-name="T2">ALPMSG</text:span><text:span text:style-name="T3">@(</text:span><text:span text:style-name="T2">ORC</text:span><text:span text:style-name="T3">),</text:span><text:span text:style-name="T2">MSFS</text:span><text:span text:style-name="T3">,4),</text:span><text:span text:style-name="T2">MSCS</text:span><text:span text:style-name="T3">,1)</text:span></text:p>
          </table:table-cell>
          <table:table-cell table:number-columns-repeated="4"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/>
          <table:table-cell table:style-name="ce15" office:value-type="string" calcext:value-type="string">
            <text:p>Local or Non-FM global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LPBINP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PSB(53.79,</text:p>
          </table:table-cell>
          <table:table-cell table:style-name="ce6" office:value-type="string" calcext:value-type="string">
            <text:p>BCMA MEDICATION LOG</text:p>
          </table:table-cell>
          <table:table-cell table:style-name="ce8" office:value-type="string" calcext:value-type="string">
            <text:p> <text:span text:style-name="T1">I </text:span><text:span text:style-name="T3">'</text:span><text:span text:style-name="T5">$D</text:span><text:span text:style-name="T3">(^PSB(53.79,</text:span><text:span text:style-name="T2">ALPML</text:span><text:span text:style-name="T3">,0)) </text:span><text:span text:style-name="T5">Q </text:span><text:span text:style-name="T4">"0^"</text:span><text:span text:style-name="T3">_</text:span><text:span text:style-name="T2">ALPML</text:span><text:span text:style-name="T3">_</text:span><text:span text:style-name="T4">"^Med - Log Number Invalid"</text:span>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 office:value-type="string" calcext:value-type="string">
            <text:p>DIQ</text:p>
          </table:table-cell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INP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PSB(53.79,</text:p>
          </table:table-cell>
          <table:table-cell table:style-name="ce6" office:value-type="string" calcext:value-type="string">
            <text:p>BCMA MEDICATION LOG</text:p>
          </table:table-cell>
          <table:table-cell table:style-name="ce8" office:value-type="string" calcext:value-type="string">
            <text:p> <text:span text:style-name="T1">S </text:span><text:span text:style-name="T2">ALPDFN</text:span><text:span text:style-name="T3">=+</text:span><text:span text:style-name="T5">$P</text:span><text:span text:style-name="T3">(</text:span><text:span text:style-name="T5">$G</text:span><text:span text:style-name="T3">(^PSB(53.79,</text:span><text:span text:style-name="T2">ALPML</text:span><text:span text:style-name="T3">,0)),</text:span><text:span text:style-name="T2">U</text:span><text:span text:style-name="T3">,1)</text:span>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 office:value-type="string" calcext:value-type="string">
            <text:p>DIQ</text:p>
          </table:table-cell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INP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PSB(53.79,</text:p>
          </table:table-cell>
          <table:table-cell table:style-name="ce6" office:value-type="string" calcext:value-type="string">
            <text:p>BCMA MEDICATION LOG</text:p>
          </table:table-cell>
          <table:table-cell table:style-name="ce8" office:value-type="string" calcext:value-type="string">
            <text:p> <text:span text:style-name="T1">S </text:span><text:span text:style-name="T2">ALPST</text:span><text:span text:style-name="T3">=</text:span><text:span text:style-name="T5">$P</text:span><text:span text:style-name="T3">(</text:span><text:span text:style-name="T5">$G</text:span><text:span text:style-name="T3">(^PSB(53.79,</text:span><text:span text:style-name="T2">ALPML</text:span><text:span text:style-name="T3">,0)),</text:span><text:span text:style-name="T2">U</text:span><text:span text:style-name="T3">,9)</text:span>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 office:value-type="string" calcext:value-type="string">
            <text:p>DIQ</text:p>
          </table:table-cell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INP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PSB(53.79,</text:p>
          </table:table-cell>
          <table:table-cell table:style-name="ce6" office:value-type="string" calcext:value-type="string">
            <text:p>BCMA MEDICATION LOG</text:p>
          </table:table-cell>
          <table:table-cell table:style-name="ce8" office:value-type="string" calcext:value-type="string">
            <text:p> <text:span text:style-name="T1">S </text:span><text:span text:style-name="T2">ALPBY</text:span><text:span text:style-name="T3">=</text:span><text:span text:style-name="T5">$P</text:span><text:span text:style-name="T3">(</text:span><text:span text:style-name="T5">$G</text:span><text:span text:style-name="T3">(^PSB(53.79,</text:span><text:span text:style-name="T2">ALPML</text:span><text:span text:style-name="T3">,0)),</text:span><text:span text:style-name="T2">U</text:span><text:span text:style-name="T3">,7)</text:span>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 office:value-type="string" calcext:value-type="string">
            <text:p>DIQ</text:p>
          </table:table-cell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INP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PSB(53.79,</text:p>
          </table:table-cell>
          <table:table-cell table:style-name="ce6" office:value-type="string" calcext:value-type="string">
            <text:p>BCMA MEDICATION LOG</text:p>
          </table:table-cell>
          <table:table-cell table:style-name="ce8" office:value-type="string" calcext:value-type="string">
            <text:p> <text:span text:style-name="T1">S </text:span><text:span text:style-name="T2">ALPDT</text:span><text:span text:style-name="T3">=</text:span><text:span text:style-name="T5">$P</text:span><text:span text:style-name="T3">(</text:span><text:span text:style-name="T5">$G</text:span><text:span text:style-name="T3">(^PSB(53.79,</text:span><text:span text:style-name="T2">ALPML</text:span><text:span text:style-name="T3">,0)),</text:span><text:span text:style-name="T2">U</text:span><text:span text:style-name="T3">,6)</text:span>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 office:value-type="string" calcext:value-type="string">
            <text:p>DIQ</text:p>
          </table:table-cell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INP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PSB(53.79,</text:p>
          </table:table-cell>
          <table:table-cell table:style-name="ce6" office:value-type="string" calcext:value-type="string">
            <text:p>BCMA MEDICATION LOG</text:p>
          </table:table-cell>
          <table:table-cell table:style-name="ce8" office:value-type="string" calcext:value-type="string">
            <text:p> <text:span text:style-name="T1">S </text:span><text:span text:style-name="T2">ALPOR</text:span><text:span text:style-name="T3">=</text:span><text:span text:style-name="T5">$P</text:span><text:span text:style-name="T3">(</text:span><text:span text:style-name="T5">$G</text:span><text:span text:style-name="T3">(^PSB(53.79,</text:span><text:span text:style-name="T2">ALPML</text:span><text:span text:style-name="T3">,.1)),</text:span><text:span text:style-name="T2">U</text:span><text:span text:style-name="T3">,1)</text:span>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 office:value-type="string" calcext:value-type="string">
            <text:p>DIQ</text:p>
          </table:table-cell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INP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VA(200,</text:p>
          </table:table-cell>
          <table:table-cell table:style-name="ce6" office:value-type="string" calcext:value-type="string">
            <text:p>NEW PERSON</text:p>
          </table:table-cell>
          <table:table-cell table:style-name="ce8" office:value-type="string" calcext:value-type="string">
            <text:p> <text:span text:style-name="T1">S </text:span><text:span text:style-name="T2">ALPBYN</text:span><text:span text:style-name="T3">=</text:span><text:span text:style-name="T5">$P</text:span><text:span text:style-name="T3">(</text:span><text:span text:style-name="T5">$G</text:span><text:span text:style-name="T3">(^VA(200,</text:span><text:span text:style-name="T2">ALPBY</text:span><text:span text:style-name="T3">,0)),</text:span><text:span text:style-name="T2">U</text:span><text:span text:style-name="T3">,1)</text:span>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 office:value-type="string" calcext:value-type="string">
            <text:p>DIQ</text:p>
          </table:table-cell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INP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DIC(42,</text:p>
          </table:table-cell>
          <table:table-cell table:style-name="ce6" office:value-type="string" calcext:value-type="string">
            <text:p>WARD LOCATION</text:p>
          </table:table-cell>
          <table:table-cell table:style-name="ce8" office:value-type="string" calcext:value-type="string">
            <text:p> .<text:span text:style-name="T1">S </text:span><text:span text:style-name="T2">ALPBDIV</text:span><text:span text:style-name="T3">=</text:span><text:span text:style-name="T5">$P</text:span><text:span text:style-name="T3">(</text:span><text:span text:style-name="T5">$G</text:span><text:span text:style-name="T3">(^DIC(42,</text:span><text:span text:style-name="T2">ALPWRD</text:span><text:span text:style-name="T3">,0)),</text:span><text:span text:style-name="T2">U</text:span><text:span text:style-name="T3">,11)</text:span>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 office:value-type="string" calcext:value-type="string">
            <text:p>DIQ</text:p>
          </table:table-cell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OP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<text:span text:style-name="T1">F  S </text:span><text:span text:style-name="T2">ALPDFN</text:span><text:span text:style-name="T3">=</text:span><text:span text:style-name="T5">$O</text:span><text:span text:style-name="T3">(^ALPB(53.7,</text:span><text:span text:style-name="T2">ALPDFN</text:span><text:span text:style-name="T3">)) </text:span><text:span text:style-name="T5">Q</text:span><text:span text:style-name="T3">:+</text:span><text:span text:style-name="T2">ALPDFN</text:span><text:span text:style-name="T3">'&gt;0  </text:span><text:span text:style-name="T5">D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/>
          <table:table-cell table:style-name="ce13"/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OP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. <text:span text:style-name="T1">F  S </text:span><text:span text:style-name="T2">ALPBIEN</text:span><text:span text:style-name="T3">=</text:span><text:span text:style-name="T5">$O</text:span><text:span text:style-name="T3">(^ALPB(53.7,</text:span><text:span text:style-name="T2">ALPDFN</text:span><text:span text:style-name="T3">,2,</text:span><text:span text:style-name="T2">ALPBIEN</text:span><text:span text:style-name="T3">)) </text:span><text:span text:style-name="T5">Q</text:span><text:span text:style-name="T3">:+</text:span><text:span text:style-name="T2">ALPBIEN</text:span><text:span text:style-name="T3">'&gt;0  </text:span><text:span text:style-name="T5">D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/>
          <table:table-cell table:style-name="ce13"/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OP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. . <text:span text:style-name="T1">S </text:span><text:span text:style-name="T2">ALPBDATE</text:span><text:span text:style-name="T3">=+</text:span><text:span text:style-name="T5">$P</text:span><text:span text:style-name="T3">(</text:span><text:span text:style-name="T5">$G</text:span><text:span text:style-name="T3">(^ALPB(53.7,</text:span><text:span text:style-name="T2">ALPDFN</text:span><text:span text:style-name="T3">,2,</text:span><text:span text:style-name="T2">ALPBIEN</text:span><text:span text:style-name="T3">,1)),</text:span><text:span text:style-name="T2">U</text:span><text:span text:style-name="T3">,2)</text:span>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 office:value-type="string" calcext:value-type="string">
            <text:p>DIQ</text:p>
          </table:table-cell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OP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. . <text:span text:style-name="T1">S</text:span><text:span text:style-name="T3">:+</text:span><text:span text:style-name="T2">ALPBDATE</text:span><text:span text:style-name="T3">'&gt;0 </text:span><text:span text:style-name="T2">ALPBDATE</text:span><text:span text:style-name="T3">=+</text:span><text:span text:style-name="T5">$P</text:span><text:span text:style-name="T3">(^ALPB(53.7,</text:span><text:span text:style-name="T2">ALPDFN</text:span><text:span text:style-name="T3">,2,</text:span><text:span text:style-name="T2">ALPBIEN</text:span><text:span text:style-name="T3">,0),</text:span><text:span text:style-name="T2">U</text:span><text:span text:style-name="T3">,4)</text:span>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 office:value-type="string" calcext:value-type="string">
            <text:p>DIQ</text:p>
          </table:table-cell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OP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. <text:span text:style-name="T1">S </text:span><text:span text:style-name="T2">ALPBDATE</text:span><text:span text:style-name="T3">=+</text:span><text:span text:style-name="T5">$P</text:span><text:span text:style-name="T3">(^ALPB(53.7,</text:span><text:span text:style-name="T2">ALPDFN</text:span><text:span text:style-name="T3">,0),</text:span><text:span text:style-name="T2">U</text:span><text:span text:style-name="T3">,8)</text:span>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 office:value-type="string" calcext:value-type="string">
            <text:p>DIQ</text:p>
          </table:table-cell>
          <table:table-cell table:style-name="ce15"/>
          <table:table-cell table:number-columns-repeated="1011"/>
        </table:table-row>
        <table:table-row table:style-name="ro4">
          <table:table-cell table:style-name="ce2" office:value-type="string" calcext:value-type="string">
            <text:p>ALPBOP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. <text:span text:style-name="T1">I </text:span><text:span text:style-name="T3">'</text:span><text:span text:style-name="T5">$D</text:span><text:span text:style-name="T3">(^ALPB(53.7,</text:span><text:span text:style-name="T2">ALPDFN</text:span><text:span text:style-name="T3">,2)) </text:span><text:span text:style-name="T5">D </text:span><text:span text:style-name="T6">RPAT </text:span><text:span text:style-name="T5">Q</text:span>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 office:value-type="string" calcext:value-type="string">
            <text:p>DIQ</text:p>
          </table:table-cell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OP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. <text:span text:style-name="T1">I </text:span><text:span text:style-name="T3">+</text:span><text:span text:style-name="T5">$O</text:span><text:span text:style-name="T3">(^ALPB(53.7,</text:span><text:span text:style-name="T2">ALPDFN</text:span><text:span text:style-name="T3">,2,0))'&gt;0 </text:span><text:span text:style-name="T5">D </text:span><text:span text:style-name="T6">RPAT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/>
          <table:table-cell table:style-name="ce13"/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PALL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<text:span text:style-name="T1">F  S </text:span><text:span text:style-name="T2">ALPBWARD</text:span><text:span text:style-name="T3">=</text:span><text:span text:style-name="T5">$O</text:span><text:span text:style-name="T3">(^ALPB(53.7,</text:span><text:span text:style-name="T4">"AW"</text:span><text:span text:style-name="T3">,</text:span><text:span text:style-name="T2">ALPBWARD</text:span><text:span text:style-name="T3">)) </text:span><text:span text:style-name="T5">Q</text:span><text:span text:style-name="T3">:</text:span><text:span text:style-name="T2">ALPBWARD</text:span><text:span text:style-name="T3">=</text:span><text:span text:style-name="T4">""  </text:span><text:span text:style-name="T5">D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/>
          <table:table-cell table:style-name="ce13"/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PALL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.<text:span text:style-name="T1">F  S </text:span><text:span text:style-name="T2">ALPBPTN</text:span><text:span text:style-name="T3">=</text:span><text:span text:style-name="T5">$O</text:span><text:span text:style-name="T3">(^ALPB(53.7,</text:span><text:span text:style-name="T4">"AW"</text:span><text:span text:style-name="T3">,</text:span><text:span text:style-name="T2">ALPBWARD</text:span><text:span text:style-name="T3">,</text:span><text:span text:style-name="T2">ALPBPTN</text:span><text:span text:style-name="T3">)) </text:span><text:span text:style-name="T5">Q</text:span><text:span text:style-name="T3">:</text:span><text:span text:style-name="T2">ALPBPTN</text:span><text:span text:style-name="T3">=</text:span><text:span text:style-name="T4">""  </text:span><text:span text:style-name="T5">D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/>
          <table:table-cell table:style-name="ce13"/>
          <table:table-cell table:style-name="ce15"/>
          <table:table-cell table:number-columns-repeated="1011"/>
        </table:table-row>
        <table:table-row table:style-name="ro3">
          <table:table-cell table:style-name="ce2" office:value-type="string" calcext:value-type="string">
            <text:p>ALPBPALL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..<text:span text:style-name="T1">F  S </text:span><text:span text:style-name="T2">ALPBIEN</text:span><text:span text:style-name="T3">=</text:span><text:span text:style-name="T5">$O</text:span><text:span text:style-name="T3">(^ALPB(53.7,</text:span><text:span text:style-name="T4">"AW"</text:span><text:span text:style-name="T3">,</text:span><text:span text:style-name="T2">ALPBWARD</text:span><text:span text:style-name="T3">,</text:span><text:span text:style-name="T2">ALPBPTN</text:span><text:span text:style-name="T3">,</text:span><text:span text:style-name="T2">ALPBIEN</text:span><text:span text:style-name="T3">)) </text:span><text:span text:style-name="T5">Q</text:span><text:span text:style-name="T3">:'</text:span><text:span text:style-name="T2">ALPBIEN  </text:span><text:span text:style-name="T5">D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/>
          <table:table-cell table:style-name="ce13"/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PALL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....<text:span text:style-name="T1">S </text:span><text:span text:style-name="T2">ALPBDATA</text:span><text:span text:style-name="T3">=</text:span><text:span text:style-name="T5">$G</text:span><text:span text:style-name="T3">(^ALPB(53.7,</text:span><text:span text:style-name="T2">ALPBIEN</text:span><text:span text:style-name="T3">,2,</text:span><text:span text:style-name="T2">ALPBOIEN</text:span><text:span text:style-name="T3">,1))</text:span>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 office:value-type="string" calcext:value-type="string">
            <text:p>DIQ</text:p>
          </table:table-cell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PALL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....<text:span text:style-name="T1">S </text:span><text:span text:style-name="T2">ALPBOCT</text:span><text:span text:style-name="T3">=</text:span><text:span text:style-name="T5">$P</text:span><text:span text:style-name="T3">(</text:span><text:span text:style-name="T5">$G</text:span><text:span text:style-name="T3">(^ALPB(53.7,</text:span><text:span text:style-name="T2">ALPBIEN</text:span><text:span text:style-name="T3">,2,</text:span><text:span text:style-name="T2">ALPBOIEN</text:span><text:span text:style-name="T3">,3)),</text:span><text:span text:style-name="T2">U</text:span><text:span text:style-name="T3">,1)</text:span>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 office:value-type="string" calcext:value-type="string">
            <text:p>DIQ</text:p>
          </table:table-cell>
          <table:table-cell table:style-name="ce15"/>
          <table:table-cell table:number-columns-repeated="1011"/>
        </table:table-row>
        <table:table-row table:style-name="ro3">
          <table:table-cell table:style-name="ce2" office:value-type="string" calcext:value-type="string">
            <text:p>ALPBPALL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....<text:span text:style-name="T1">S</text:span><text:span text:style-name="T3">:</text:span><text:span text:style-name="T5">$P</text:span><text:span text:style-name="T3">(</text:span><text:span text:style-name="T5">$G</text:span><text:span text:style-name="T3">(^ALPB(53.7,</text:span><text:span text:style-name="T2">ALPBIEN</text:span><text:span text:style-name="T3">,2,</text:span><text:span text:style-name="T2">ALPBOIEN</text:span><text:span text:style-name="T3">,4)),</text:span><text:span text:style-name="T2">U</text:span><text:span text:style-name="T3">,3)[</text:span><text:span text:style-name="T4">"PRN" </text:span><text:span text:style-name="T2">ALPBOCT</text:span><text:span text:style-name="T3">=</text:span><text:span text:style-name="T2">ALPBOCT</text:span><text:span text:style-name="T3">_</text:span><text:span text:style-name="T4">"P"</text:span>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 office:value-type="string" calcext:value-type="string">
            <text:p>DIQ</text:p>
          </table:table-cell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PALL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..<text:span text:style-name="T1">S </text:span><text:span text:style-name="T2">ALPBPDAT</text:span><text:span text:style-name="T3">(0)=</text:span><text:span text:style-name="T5">$G</text:span><text:span text:style-name="T3">(^ALPB(53.7,</text:span><text:span text:style-name="T2">ALPBIEN</text:span><text:span text:style-name="T3">,0))</text:span>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 office:value-type="string" calcext:value-type="string">
            <text:p>DIQ</text:p>
          </table:table-cell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PALL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EQUAL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..<text:span text:style-name="T1">M </text:span><text:span text:style-name="T2">ALPBPDAT</text:span><text:span text:style-name="T3">(1)=^ALPB(53.7,</text:span><text:span text:style-name="T2">ALPBIEN</text:span><text:span text:style-name="T3">,1)</text:span>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 office:value-type="string" calcext:value-type="string">
            <text:p>DIQ?</text:p>
          </table:table-cell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PALL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string" calcext:value-type="string">
            <text:p>EQUAL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.....<text:span text:style-name="T1">M </text:span><text:span text:style-name="T2">ALPBDATA</text:span><text:span text:style-name="T3">=^ALPB(53.7,</text:span><text:span text:style-name="T2">ALPBIEN</text:span><text:span text:style-name="T3">,2,</text:span><text:span text:style-name="T2">ALPBOIEN</text:span><text:span text:style-name="T3">)</text:span>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 office:value-type="string" calcext:value-type="string">
            <text:p>DIQ?</text:p>
          </table:table-cell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PALL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..<text:span text:style-name="T1">W </text:span><text:span text:style-name="T3">@</text:span><text:span text:style-name="T2">IOF</text:span></text:p>
          </table:table-cell>
          <table:table-cell table:number-columns-repeated="4"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/>
          <table:table-cell table:style-name="ce15" office:value-type="string" calcext:value-type="string">
            <text:p>Not accessing or changing globals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LPBPALL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<text:span text:style-name="T1">W </text:span><text:span text:style-name="T3">@</text:span><text:span text:style-name="T2">IOF</text:span></text:p>
          </table:table-cell>
          <table:table-cell table:number-columns-repeated="4"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/>
          <table:table-cell table:style-name="ce15" office:value-type="string" calcext:value-type="string">
            <text:p>Not accessing or changing globals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LPBPPAT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<text:span text:style-name="T1">S </text:span><text:span text:style-name="T2">ALPBPT</text:span><text:span text:style-name="T3">(0)=</text:span><text:span text:style-name="T5">$G</text:span><text:span text:style-name="T3">(^ALPB(53.7,</text:span><text:span text:style-name="T2">ALPBIEN</text:span><text:span text:style-name="T3">,0))</text:span>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 office:value-type="string" calcext:value-type="string">
            <text:p>DIQ</text:p>
          </table:table-cell>
          <table:table-cell table:style-name="ce15"/>
          <table:table-cell table:number-columns-repeated="1011"/>
        </table:table-row>
        <table:table-row table:style-name="ro4">
          <table:table-cell table:style-name="ce2" office:value-type="string" calcext:value-type="string">
            <text:p>ALPBPPAT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EQUAL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<text:span text:style-name="T1">M </text:span><text:span text:style-name="T2">ALPBPT</text:span><text:span text:style-name="T3">(1)=^ALPB(53.7,</text:span><text:span text:style-name="T2">ALPBIEN</text:span><text:span text:style-name="T3">,1)</text:span>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 office:value-type="string" calcext:value-type="string">
            <text:p>DIQ?</text:p>
          </table:table-cell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PPAT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<text:span text:style-name="T1">F  S </text:span><text:span text:style-name="T2">ALPBOIEN</text:span><text:span text:style-name="T3">=</text:span><text:span text:style-name="T5">$O</text:span><text:span text:style-name="T3">(^ALPB(53.7,</text:span><text:span text:style-name="T2">ALPBIEN</text:span><text:span text:style-name="T3">,2,</text:span><text:span text:style-name="T2">ALPBOIEN</text:span><text:span text:style-name="T3">)) </text:span><text:span text:style-name="T5">Q</text:span><text:span text:style-name="T3">:'</text:span><text:span text:style-name="T2">ALPBOIEN  </text:span><text:span text:style-name="T5">D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/>
          <table:table-cell table:style-name="ce13"/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PPAT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EQUAL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.<text:span text:style-name="T1">M </text:span><text:span text:style-name="T2">ALPBDATA</text:span><text:span text:style-name="T3">=^ALPB(53.7,</text:span><text:span text:style-name="T2">ALPBIEN</text:span><text:span text:style-name="T3">,2,</text:span><text:span text:style-name="T2">ALPBOIEN</text:span><text:span text:style-name="T3">)</text:span>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 office:value-type="string" calcext:value-type="string">
            <text:p>DIQ?</text:p>
          </table:table-cell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PPAT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string" calcext:value-type="string">
            <text:p>EQUAL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...<text:span text:style-name="T1">M </text:span><text:span text:style-name="T2">ALPBDATA</text:span><text:span text:style-name="T3">=^ALPB(53.7,</text:span><text:span text:style-name="T2">ALPBIEN</text:span><text:span text:style-name="T3">,2,</text:span><text:span text:style-name="T2">ALPBOIEN</text:span><text:span text:style-name="T3">)</text:span>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 office:value-type="string" calcext:value-type="string">
            <text:p>DIQ?</text:p>
          </table:table-cell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PPAT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....<text:span text:style-name="T1">W </text:span><text:span text:style-name="T3">@</text:span><text:span text:style-name="T2">IOF</text:span></text:p>
          </table:table-cell>
          <table:table-cell table:number-columns-repeated="4"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/>
          <table:table-cell table:style-name="ce15" office:value-type="string" calcext:value-type="string">
            <text:p>Not accessing or changing globals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LPBPPAT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<text:span text:style-name="T1">I $E</text:span><text:span text:style-name="T3">(</text:span><text:span text:style-name="T2">IOST</text:span><text:span text:style-name="T3">)=</text:span><text:span text:style-name="T4">"P" </text:span><text:span text:style-name="T5">W </text:span><text:span text:style-name="T3">@</text:span><text:span text:style-name="T2">IOF</text:span></text:p>
          </table:table-cell>
          <table:table-cell table:number-columns-repeated="4"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/>
          <table:table-cell table:style-name="ce15" office:value-type="string" calcext:value-type="string">
            <text:p>Not accessing or changing globals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LPBPWRD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<text:span text:style-name="T1">F  S </text:span><text:span text:style-name="T2">ALPBPTN</text:span><text:span text:style-name="T3">=</text:span><text:span text:style-name="T5">$O</text:span><text:span text:style-name="T3">(^ALPB(53.7,</text:span><text:span text:style-name="T4">"AW"</text:span><text:span text:style-name="T3">,</text:span><text:span text:style-name="T2">ALPBWARD</text:span><text:span text:style-name="T3">,</text:span><text:span text:style-name="T2">ALPBPTN</text:span><text:span text:style-name="T3">)) </text:span><text:span text:style-name="T5">Q</text:span><text:span text:style-name="T3">:</text:span><text:span text:style-name="T2">ALPBPTN</text:span><text:span text:style-name="T3">=</text:span><text:span text:style-name="T4">""  </text:span><text:span text:style-name="T5">D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/>
          <table:table-cell table:style-name="ce13"/>
          <table:table-cell table:style-name="ce15"/>
          <table:table-cell table:number-columns-repeated="1011"/>
        </table:table-row>
        <table:table-row table:style-name="ro3">
          <table:table-cell table:style-name="ce2" office:value-type="string" calcext:value-type="string">
            <text:p>ALPBPWRD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.<text:span text:style-name="T1">F  S </text:span><text:span text:style-name="T2">ALPBIEN</text:span><text:span text:style-name="T3">=</text:span><text:span text:style-name="T5">$O</text:span><text:span text:style-name="T3">(^ALPB(53.7,</text:span><text:span text:style-name="T4">"AW"</text:span><text:span text:style-name="T3">,</text:span><text:span text:style-name="T2">ALPBWARD</text:span><text:span text:style-name="T3">,</text:span><text:span text:style-name="T2">ALPBPTN</text:span><text:span text:style-name="T3">,</text:span><text:span text:style-name="T2">ALPBIEN</text:span><text:span text:style-name="T3">)) </text:span><text:span text:style-name="T5">Q</text:span><text:span text:style-name="T3">:'</text:span><text:span text:style-name="T2">ALPBIEN  </text:span><text:span text:style-name="T5">D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/>
          <table:table-cell table:style-name="ce13"/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PWRD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..<text:span text:style-name="T1">I $G</text:span><text:span text:style-name="T3">(</text:span><text:span text:style-name="T2">ALPBPDAT</text:span><text:span text:style-name="T3">(0))=</text:span><text:span text:style-name="T4">"" </text:span><text:span text:style-name="T5">S </text:span><text:span text:style-name="T2">ALPBPDAT</text:span><text:span text:style-name="T3">(0)=</text:span><text:span text:style-name="T5">$G</text:span><text:span text:style-name="T3">(^ALPB(53.7,</text:span><text:span text:style-name="T2">ALPBIEN</text:span><text:span text:style-name="T3">,0))</text:span>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 office:value-type="string" calcext:value-type="string">
            <text:p>DIQ</text:p>
          </table:table-cell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PWRD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...<text:span text:style-name="T1">S </text:span><text:span text:style-name="T2">ALPBDATA</text:span><text:span text:style-name="T3">=</text:span><text:span text:style-name="T5">$G</text:span><text:span text:style-name="T3">(^ALPB(53.7,</text:span><text:span text:style-name="T2">ALPBIEN</text:span><text:span text:style-name="T3">,2,</text:span><text:span text:style-name="T2">ALPBOIEN</text:span><text:span text:style-name="T3">,1))</text:span>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 office:value-type="string" calcext:value-type="string">
            <text:p>DIQ</text:p>
          </table:table-cell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PWRD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...<text:span text:style-name="T1">S </text:span><text:span text:style-name="T2">ALPBOCT</text:span><text:span text:style-name="T3">=</text:span><text:span text:style-name="T5">$P</text:span><text:span text:style-name="T3">(</text:span><text:span text:style-name="T5">$G</text:span><text:span text:style-name="T3">(^ALPB(53.7,</text:span><text:span text:style-name="T2">ALPBIEN</text:span><text:span text:style-name="T3">,2,</text:span><text:span text:style-name="T2">ALPBOIEN</text:span><text:span text:style-name="T3">,3)),</text:span><text:span text:style-name="T2">U</text:span><text:span text:style-name="T3">,1)</text:span>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 office:value-type="string" calcext:value-type="string">
            <text:p>DIQ</text:p>
          </table:table-cell>
          <table:table-cell table:style-name="ce15"/>
          <table:table-cell table:number-columns-repeated="1011"/>
        </table:table-row>
        <table:table-row table:style-name="ro3">
          <table:table-cell table:style-name="ce2" office:value-type="string" calcext:value-type="string">
            <text:p>ALPBPWRD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...<text:span text:style-name="T1">S</text:span><text:span text:style-name="T3">:</text:span><text:span text:style-name="T5">$P</text:span><text:span text:style-name="T3">(</text:span><text:span text:style-name="T5">$G</text:span><text:span text:style-name="T3">(^ALPB(53.7,</text:span><text:span text:style-name="T2">ALPBIEN</text:span><text:span text:style-name="T3">,2,</text:span><text:span text:style-name="T2">ALPBOIEN</text:span><text:span text:style-name="T3">,4)),</text:span><text:span text:style-name="T2">U</text:span><text:span text:style-name="T3">,3)[</text:span><text:span text:style-name="T4">"PRN" </text:span><text:span text:style-name="T2">ALPBOCT</text:span><text:span text:style-name="T3">=</text:span><text:span text:style-name="T2">ALPBOCT</text:span><text:span text:style-name="T3">_</text:span><text:span text:style-name="T4">"P"</text:span>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 office:value-type="string" calcext:value-type="string">
            <text:p>DIQ</text:p>
          </table:table-cell>
          <table:table-cell table:style-name="ce15"/>
          <table:table-cell table:number-columns-repeated="1011"/>
        </table:table-row>
        <table:table-row table:style-name="ro5">
          <table:table-cell table:style-name="ce2" office:value-type="string" calcext:value-type="string">
            <text:p>ALPBPWRD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..<text:span text:style-name="T1">S </text:span><text:span text:style-name="T2">ALPBIEN</text:span><text:span text:style-name="T3">=^TMP(</text:span><text:span text:style-name="T5">$J</text:span><text:span text:style-name="T3">,</text:span><text:span text:style-name="T2">ALPBPTN</text:span><text:span text:style-name="T3">) </text:span><text:span text:style-name="T5">S </text:span><text:span text:style-name="T2">ALPRM</text:span><text:span text:style-name="T3">=</text:span><text:span text:style-name="T5">$P</text:span><text:span text:style-name="T3">(</text:span><text:span text:style-name="T5">$G</text:span><text:span text:style-name="T3">(^ALPB(53.7,</text:span><text:span text:style-name="T2">ALPBIEN</text:span><text:span text:style-name="T3">,0)),</text:span><text:span text:style-name="T4">"^"</text:span><text:span text:style-name="T3">,6),</text:span><text:span text:style-name="T2">ALPBD</text:span><text:span text:style-name="T3">=</text:span><text:span text:style-name="T5">$P</text:span><text:span text:style-name="T3">(</text:span><text:span text:style-name="T5">$G</text:span><text:span text:style-name="T3">(^ALPB(53.7,</text:span><text:span text:style-name="T2">ALPBIEN</text:span><text:span text:style-name="T3">,0)),</text:span><text:span text:style-name="T4">"^"</text:span><text:span text:style-name="T3">,7)</text:span>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 office:value-type="string" calcext:value-type="string">
            <text:p>DIQ</text:p>
          </table:table-cell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PWRD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9" office:value-type="string" calcext:value-type="string">
            <text:p>PRT <text:span text:style-name="T1">S </text:span><text:span text:style-name="T2">ALPBPDAT</text:span><text:span text:style-name="T3">(0)=</text:span><text:span text:style-name="T5">$G</text:span><text:span text:style-name="T3">(^ALPB(53.7,</text:span><text:span text:style-name="T2">ALPBIEN</text:span><text:span text:style-name="T3">,0))</text:span>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 office:value-type="string" calcext:value-type="string">
            <text:p>DIQ</text:p>
          </table:table-cell>
          <table:table-cell table:style-name="ce15"/>
          <table:table-cell table:number-columns-repeated="1011"/>
        </table:table-row>
        <table:table-row table:style-name="ro4">
          <table:table-cell table:style-name="ce2" office:value-type="string" calcext:value-type="string">
            <text:p>ALPBPWRD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EQUAL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<text:span text:style-name="T1">M </text:span><text:span text:style-name="T2">ALPBPDAT</text:span><text:span text:style-name="T3">(1)=^ALPB(53.7,</text:span><text:span text:style-name="T2">ALPBIEN</text:span><text:span text:style-name="T3">,1)</text:span>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 office:value-type="string" calcext:value-type="string">
            <text:p>DIQ?</text:p>
          </table:table-cell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PWRD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string" calcext:value-type="string">
            <text:p>EQUAL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...<text:span text:style-name="T1">M </text:span><text:span text:style-name="T2">ALPBDATA</text:span><text:span text:style-name="T3">=^ALPB(53.7,</text:span><text:span text:style-name="T2">ALPBIEN</text:span><text:span text:style-name="T3">,2,</text:span><text:span text:style-name="T2">ALPBOIEN</text:span><text:span text:style-name="T3">)</text:span>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 office:value-type="string" calcext:value-type="string">
            <text:p>DIQ?</text:p>
          </table:table-cell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PWRD</text:p>
          </table:table-cell>
          <table:table-cell table:style-name="ce2" office:value-type="float" office:value="184" calcext:value-type="float">
            <text:p>184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<text:span text:style-name="T1">W </text:span><text:span text:style-name="T3">@</text:span><text:span text:style-name="T2">IOF</text:span></text:p>
          </table:table-cell>
          <table:table-cell table:number-columns-repeated="4"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/>
          <table:table-cell table:style-name="ce15" office:value-type="string" calcext:value-type="string">
            <text:p>Not accessing or changing globals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LPBPWRD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<text:span text:style-name="T1">W </text:span><text:span text:style-name="T3">@</text:span><text:span text:style-name="T2">IOF</text:span></text:p>
          </table:table-cell>
          <table:table-cell table:number-columns-repeated="4"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/>
          <table:table-cell table:style-name="ce15" office:value-type="string" calcext:value-type="string">
            <text:p>Not accessing or changing globals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LPBSP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<text:span text:style-name="T1">S </text:span><text:span text:style-name="T2">ALPBPT</text:span><text:span text:style-name="T3">(0)=</text:span><text:span text:style-name="T5">$G</text:span><text:span text:style-name="T3">(^ALPB(53.7,</text:span><text:span text:style-name="T2">ALPBIEN</text:span><text:span text:style-name="T3">,0))</text:span>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 office:value-type="string" calcext:value-type="string">
            <text:p>DIQ</text:p>
          </table:table-cell>
          <table:table-cell table:style-name="ce15"/>
          <table:table-cell table:number-columns-repeated="1011"/>
        </table:table-row>
        <table:table-row table:style-name="ro4">
          <table:table-cell table:style-name="ce2" office:value-type="string" calcext:value-type="string">
            <text:p>ALPBSP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EQUAL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<text:span text:style-name="T1">M </text:span><text:span text:style-name="T2">ALPBPT</text:span><text:span text:style-name="T3">(1)=^ALPB(53.7,</text:span><text:span text:style-name="T2">ALPBIEN</text:span><text:span text:style-name="T3">,1)</text:span>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 office:value-type="string" calcext:value-type="string">
            <text:p>DIQ?</text:p>
          </table:table-cell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SP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<text:span text:style-name="T1">S </text:span><text:span text:style-name="T2">ALPBPT</text:span><text:span text:style-name="T3">(0)=</text:span><text:span text:style-name="T5">$G</text:span><text:span text:style-name="T3">(^ALPB(53.7,</text:span><text:span text:style-name="T2">ALPBIEN</text:span><text:span text:style-name="T3">,0))</text:span>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 office:value-type="string" calcext:value-type="string">
            <text:p>DIQ</text:p>
          </table:table-cell>
          <table:table-cell table:style-name="ce15"/>
          <table:table-cell table:number-columns-repeated="1011"/>
        </table:table-row>
        <table:table-row table:style-name="ro4">
          <table:table-cell table:style-name="ce2" office:value-type="string" calcext:value-type="string">
            <text:p>ALPBSP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EQUAL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<text:span text:style-name="T1">M </text:span><text:span text:style-name="T2">ALPBPT</text:span><text:span text:style-name="T3">(1)=^ALPB(53.7,</text:span><text:span text:style-name="T2">ALPBIEN</text:span><text:span text:style-name="T3">,1)</text:span>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 office:value-type="string" calcext:value-type="string">
            <text:p>DIQ?</text:p>
          </table:table-cell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SP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EQUAL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.<text:span text:style-name="T1">M </text:span><text:span text:style-name="T2">ALPBDATA</text:span><text:span text:style-name="T3">=^ALPB(53.7,</text:span><text:span text:style-name="T2">ALPBIEN</text:span><text:span text:style-name="T3">,2,</text:span><text:span text:style-name="T2">ALPBOIEN</text:span><text:span text:style-name="T3">)</text:span>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 office:value-type="string" calcext:value-type="string">
            <text:p>DIQ?</text:p>
          </table:table-cell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SWRD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<text:span text:style-name="T1">I $E</text:span><text:span text:style-name="T3">(</text:span><text:span text:style-name="T2">IOST</text:span><text:span text:style-name="T3">)=</text:span><text:span text:style-name="T4">"C" </text:span><text:span text:style-name="T5">W </text:span><text:span text:style-name="T3">@</text:span><text:span text:style-name="T2">IOF</text:span></text:p>
          </table:table-cell>
          <table:table-cell table:number-columns-repeated="4"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/>
          <table:table-cell table:style-name="ce15" office:value-type="string" calcext:value-type="string">
            <text:p>Not accessing or changing globals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ALPBSWRD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<text:span text:style-name="T1">F  S </text:span><text:span text:style-name="T2">ALPBPTN</text:span><text:span text:style-name="T3">=</text:span><text:span text:style-name="T5">$O</text:span><text:span text:style-name="T3">(^ALPB(53.7,</text:span><text:span text:style-name="T4">"AW"</text:span><text:span text:style-name="T3">,</text:span><text:span text:style-name="T2">ALPBWARD</text:span><text:span text:style-name="T3">,</text:span><text:span text:style-name="T2">ALPBPTN</text:span><text:span text:style-name="T3">)) </text:span><text:span text:style-name="T5">Q</text:span><text:span text:style-name="T3">:</text:span><text:span text:style-name="T2">ALPBPTN</text:span><text:span text:style-name="T3">=</text:span><text:span text:style-name="T4">""</text:span><text:span text:style-name="T3">!(</text:span><text:span text:style-name="T5">$D</text:span><text:span text:style-name="T3">(</text:span><text:span text:style-name="T2">DIRUT</text:span><text:span text:style-name="T3">))  </text:span><text:span text:style-name="T5">D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/>
          <table:table-cell table:style-name="ce13"/>
          <table:table-cell table:style-name="ce15"/>
          <table:table-cell table:number-columns-repeated="1011"/>
        </table:table-row>
        <table:table-row table:style-name="ro3">
          <table:table-cell table:style-name="ce2" office:value-type="string" calcext:value-type="string">
            <text:p>ALPBSWRD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.<text:span text:style-name="T1">F  S </text:span><text:span text:style-name="T2">ALPBIEN</text:span><text:span text:style-name="T3">=</text:span><text:span text:style-name="T5">$O</text:span><text:span text:style-name="T3">(^ALPB(53.7,</text:span><text:span text:style-name="T4">"AW"</text:span><text:span text:style-name="T3">,</text:span><text:span text:style-name="T2">ALPBWARD</text:span><text:span text:style-name="T3">,</text:span><text:span text:style-name="T2">ALPBPTN</text:span><text:span text:style-name="T3">,</text:span><text:span text:style-name="T2">ALPBIEN</text:span><text:span text:style-name="T3">)) </text:span><text:span text:style-name="T5">Q</text:span><text:span text:style-name="T3">:'</text:span><text:span text:style-name="T2">ALPBIEN</text:span><text:span text:style-name="T3">!(</text:span><text:span text:style-name="T5">$D</text:span><text:span text:style-name="T3">(</text:span><text:span text:style-name="T2">DIRUT</text:span><text:span text:style-name="T3">))  </text:span><text:span text:style-name="T5">D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2" office:value-type="string" calcext:value-type="string">
            <text:p>ALPBSWRD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EQUAL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..<text:span text:style-name="T1">S </text:span><text:span text:style-name="T2">ALPBPT</text:span><text:span text:style-name="T3">(0)=^ALPB(53.7,</text:span><text:span text:style-name="T2">ALPBIEN</text:span><text:span text:style-name="T3">,0)</text:span>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 office:value-type="string" calcext:value-type="string">
            <text:p>DIQ?</text:p>
          </table:table-cell>
          <table:table-cell table:style-name="ce15"/>
          <table:table-cell table:number-columns-repeated="1011"/>
        </table:table-row>
        <table:table-row table:style-name="ro4">
          <table:table-cell table:style-name="ce2" office:value-type="string" calcext:value-type="string">
            <text:p>ALPBSWRD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EQUAL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..<text:span text:style-name="T1">M </text:span><text:span text:style-name="T2">ALPBPT</text:span><text:span text:style-name="T3">(1)=^ALPB(53.7,</text:span><text:span text:style-name="T2">ALPBIEN</text:span><text:span text:style-name="T3">,1)</text:span>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 office:value-type="string" calcext:value-type="string">
            <text:p>DIQ?</text:p>
          </table:table-cell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SWRD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EQUAL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...<text:span text:style-name="T1">M </text:span><text:span text:style-name="T2">ALPBDATA</text:span><text:span text:style-name="T3">=^ALPB(53.7,</text:span><text:span text:style-name="T2">ALPBIEN</text:span><text:span text:style-name="T3">,2,</text:span><text:span text:style-name="T2">ALPBOIEN</text:span><text:span text:style-name="T3">)</text:span>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 office:value-type="string" calcext:value-type="string">
            <text:p>DIQ?</text:p>
          </table:table-cell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SWRD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<text:span text:style-name="T1">I $E</text:span><text:span text:style-name="T3">(</text:span><text:span text:style-name="T2">IOST</text:span><text:span text:style-name="T3">)=</text:span><text:span text:style-name="T4">"C" </text:span><text:span text:style-name="T5">W </text:span><text:span text:style-name="T3">@</text:span><text:span text:style-name="T2">IOF</text:span></text:p>
          </table:table-cell>
          <table:table-cell table:number-columns-repeated="4"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/>
          <table:table-cell table:style-name="ce15" office:value-type="string" calcext:value-type="string">
            <text:p>Not accessing or changing globals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LPBSWRD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<text:span text:style-name="T1">W </text:span><text:span text:style-name="T3">@</text:span><text:span text:style-name="T2">IOF</text:span></text:p>
          </table:table-cell>
          <table:table-cell table:number-columns-repeated="4"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/>
          <table:table-cell table:style-name="ce15" office:value-type="string" calcext:value-type="string">
            <text:p>Not accessing or changing globals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ALPBUTL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ALPB(53.71,</text:p>
          </table:table-cell>
          <table:table-cell table:style-name="ce6" office:value-type="string" calcext:value-type="string">
            <text:p>BCMA BACKUP PARAMETERS</text:p>
          </table:table-cell>
          <table:table-cell table:style-name="ce8" office:value-type="string" calcext:value-type="string">
            <text:p> <text:span text:style-name="T1">S </text:span><text:span text:style-name="T2">X</text:span><text:span text:style-name="T3">=+</text:span><text:span text:style-name="T5">$O</text:span><text:span text:style-name="T3">(^ALPB(53.71,0))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/>
          <table:table-cell table:style-name="ce13"/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UT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ALPB(53.71,</text:p>
          </table:table-cell>
          <table:table-cell table:style-name="ce6" office:value-type="string" calcext:value-type="string">
            <text:p>BCMA BACKUP PARAMETERS</text:p>
          </table:table-cell>
          <table:table-cell table:style-name="ce8" office:value-type="string" calcext:value-type="string">
            <text:p> <text:span text:style-name="T1">Q $P</text:span><text:span text:style-name="T3">(</text:span><text:span text:style-name="T5">$G</text:span><text:span text:style-name="T3">(^%ZIS(1,+</text:span><text:span text:style-name="T5">$P</text:span><text:span text:style-name="T3">(^ALPB(53.71,</text:span><text:span text:style-name="T2">X</text:span><text:span text:style-name="T3">,0),</text:span><text:span text:style-name="T4">"^"</text:span><text:span text:style-name="T3">,3),0)),</text:span><text:span text:style-name="T2">U</text:span><text:span text:style-name="T3">)</text:span>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 office:value-type="string" calcext:value-type="string">
            <text:p>DIQ</text:p>
          </table:table-cell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UT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ALPB(53.71,</text:p>
          </table:table-cell>
          <table:table-cell table:style-name="ce6" office:value-type="string" calcext:value-type="string">
            <text:p>BCMA BACKUP PARAMETERS</text:p>
          </table:table-cell>
          <table:table-cell table:style-name="ce8" office:value-type="string" calcext:value-type="string">
            <text:p> <text:span text:style-name="T1">Q $P</text:span><text:span text:style-name="T3">(</text:span><text:span text:style-name="T5">$G</text:span><text:span text:style-name="T3">(^%ZIS(1,+</text:span><text:span text:style-name="T5">$P</text:span><text:span text:style-name="T3">(^ALPB(53.71,</text:span><text:span text:style-name="T2">X</text:span><text:span text:style-name="T3">,0),</text:span><text:span text:style-name="T4">"^"</text:span><text:span text:style-name="T3">,3),0)),</text:span><text:span text:style-name="T2">U</text:span><text:span text:style-name="T3">)</text:span>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 office:value-type="string" calcext:value-type="string">
            <text:p>DIQ</text:p>
          </table:table-cell>
          <table:table-cell table:style-name="ce15"/>
          <table:table-cell table:number-columns-repeated="1011"/>
        </table:table-row>
        <table:table-row table:style-name="ro1">
          <table:table-cell table:style-name="ce2" office:value-type="string" calcext:value-type="string">
            <text:p>ALPBUTL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ALPB(53.71,</text:p>
          </table:table-cell>
          <table:table-cell table:style-name="ce6" office:value-type="string" calcext:value-type="string">
            <text:p>BCMA BACKUP PARAMETERS</text:p>
          </table:table-cell>
          <table:table-cell table:style-name="ce8" office:value-type="string" calcext:value-type="string">
            <text:p> <text:span text:style-name="T1">S </text:span><text:span text:style-name="T2">X</text:span><text:span text:style-name="T3">=+</text:span><text:span text:style-name="T5">$O</text:span><text:span text:style-name="T3">(^ALPB(53.71,0))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/>
          <table:table-cell table:style-name="ce13"/>
          <table:table-cell table:style-name="ce15"/>
          <table:table-cell table:number-columns-repeated="1011"/>
        </table:table-row>
        <table:table-row table:style-name="ro1">
          <table:table-cell table:style-name="ce2" office:value-type="string" calcext:value-type="string">
            <text:p>ALPBUTL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ALPB(53.71,</text:p>
          </table:table-cell>
          <table:table-cell table:style-name="ce6" office:value-type="string" calcext:value-type="string">
            <text:p>BCMA BACKUP PARAMETERS</text:p>
          </table:table-cell>
          <table:table-cell table:style-name="ce8" office:value-type="string" calcext:value-type="string">
            <text:p> <text:span text:style-name="T1">Q </text:span><text:span text:style-name="T3">+</text:span><text:span text:style-name="T5">$P</text:span><text:span text:style-name="T3">(^ALPB(53.71,</text:span><text:span text:style-name="T2">X</text:span><text:span text:style-name="T3">,0),</text:span><text:span text:style-name="T4">"^"</text:span><text:span text:style-name="T3">,2)</text:span>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 office:value-type="string" calcext:value-type="string">
            <text:p>DIQ</text:p>
          </table:table-cell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UTL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<text:span text:style-name="T1">S </text:span><text:span text:style-name="T2">FIRST</text:span><text:span text:style-name="T3">=</text:span><text:span text:style-name="T5">$O</text:span><text:span text:style-name="T3">(^ALPB(53.7,</text:span><text:span text:style-name="T2">IEN</text:span><text:span text:style-name="T3">,</text:span><text:span text:style-name="T4">"AMLOG"</text:span><text:span text:style-name="T3">,</text:span><text:span text:style-name="T4">""</text:span><text:span text:style-name="T3">))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/>
          <table:table-cell table:style-name="ce13"/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UTL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<text:span text:style-name="T1">S </text:span><text:span text:style-name="T2">LAST</text:span><text:span text:style-name="T3">=</text:span><text:span text:style-name="T5">$O</text:span><text:span text:style-name="T3">(^ALPB(53.7,</text:span><text:span text:style-name="T2">IEN</text:span><text:span text:style-name="T3">,</text:span><text:span text:style-name="T4">"AMLOG"</text:span><text:span text:style-name="T3">,</text:span><text:span text:style-name="T4">""</text:span><text:span text:style-name="T3">),-1)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/>
          <table:table-cell table:style-name="ce13"/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UTL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<text:span text:style-name="T1">F  S </text:span><text:span text:style-name="T2">ALPBWARD</text:span><text:span text:style-name="T3">=</text:span><text:span text:style-name="T5">$O</text:span><text:span text:style-name="T3">(^ALPB(53.7,</text:span><text:span text:style-name="T4">"AW"</text:span><text:span text:style-name="T3">,</text:span><text:span text:style-name="T2">ALPBWARD</text:span><text:span text:style-name="T3">)) </text:span><text:span text:style-name="T5">Q</text:span><text:span text:style-name="T3">:</text:span><text:span text:style-name="T2">ALPBWARD</text:span><text:span text:style-name="T3">=</text:span><text:span text:style-name="T4">""  </text:span><text:span text:style-name="T5">D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/>
          <table:table-cell table:style-name="ce13"/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UTL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..<text:span text:style-name="T1">I $O</text:span><text:span text:style-name="T3">(^ALPB(53.7,</text:span><text:span text:style-name="T4">"AW"</text:span><text:span text:style-name="T3">,</text:span><text:span text:style-name="T2">ALPBWARD</text:span><text:span text:style-name="T3">))'=</text:span><text:span text:style-name="T4">"" </text:span><text:span text:style-name="T5">W </text:span><text:span text:style-name="T4">", "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/>
          <table:table-cell table:style-name="ce13"/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UTL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<text:span text:style-name="T1">F  S </text:span><text:span text:style-name="T2">ALPBWARD</text:span><text:span text:style-name="T3">=</text:span><text:span text:style-name="T5">$O</text:span><text:span text:style-name="T3">(^ALPB(53.7,</text:span><text:span text:style-name="T4">"AW"</text:span><text:span text:style-name="T3">,</text:span><text:span text:style-name="T2">ALPBWARD</text:span><text:span text:style-name="T3">)) </text:span><text:span text:style-name="T5">Q</text:span><text:span text:style-name="T3">:</text:span><text:span text:style-name="T2">ALPBWARD</text:span><text:span text:style-name="T3">=</text:span><text:span text:style-name="T4">""  </text:span><text:span text:style-name="T5">D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/>
          <table:table-cell table:style-name="ce13"/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UTL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.<text:span text:style-name="T1">F  S </text:span><text:span text:style-name="T2">ALPBWARD</text:span><text:span text:style-name="T3">=</text:span><text:span text:style-name="T5">$O</text:span><text:span text:style-name="T3">(^ALPB(53.7,</text:span><text:span text:style-name="T4">"AW"</text:span><text:span text:style-name="T3">,</text:span><text:span text:style-name="T2">ALPBWARD</text:span><text:span text:style-name="T3">)) </text:span><text:span text:style-name="T5">Q</text:span><text:span text:style-name="T3">:</text:span><text:span text:style-name="T2">ALPBWARD</text:span><text:span text:style-name="T3">=</text:span><text:span text:style-name="T4">""  </text:span><text:span text:style-name="T5">D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/>
          <table:table-cell table:style-name="ce13"/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UTL</text:p>
          </table:table-cell>
          <table:table-cell table:style-name="ce2" office:value-type="float" office:value="186" calcext:value-type="float">
            <text:p>186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<text:span text:style-name="T1">F  S </text:span><text:span text:style-name="T2">ORDERIEN</text:span><text:span text:style-name="T3">=</text:span><text:span text:style-name="T5">$O</text:span><text:span text:style-name="T3">(^ALPB(53.7,</text:span><text:span text:style-name="T2">IEN</text:span><text:span text:style-name="T3">,2,</text:span><text:span text:style-name="T2">ORDERIEN</text:span><text:span text:style-name="T3">)) </text:span><text:span text:style-name="T5">Q</text:span><text:span text:style-name="T3">:'</text:span><text:span text:style-name="T2">ORDERIEN  </text:span><text:span text:style-name="T5">D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/>
          <table:table-cell table:style-name="ce13"/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UTL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.<text:span text:style-name="T1">S </text:span><text:span text:style-name="T2">ORDERDAT</text:span><text:span text:style-name="T3">(0)=</text:span><text:span text:style-name="T5">$G</text:span><text:span text:style-name="T3">(^ALPB(53.7,</text:span><text:span text:style-name="T2">IEN</text:span><text:span text:style-name="T3">,2,</text:span><text:span text:style-name="T2">ORDERIEN</text:span><text:span text:style-name="T3">,0))</text:span>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 office:value-type="string" calcext:value-type="string">
            <text:p>DIQ</text:p>
          </table:table-cell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UTL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.<text:span text:style-name="T1">S </text:span><text:span text:style-name="T2">ORDERDAT</text:span><text:span text:style-name="T3">(1)=</text:span><text:span text:style-name="T5">$G</text:span><text:span text:style-name="T3">(^ALPB(53.7,</text:span><text:span text:style-name="T2">IEN</text:span><text:span text:style-name="T3">,2,</text:span><text:span text:style-name="T2">ORDERIEN</text:span><text:span text:style-name="T3">,1))</text:span>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 office:value-type="string" calcext:value-type="string">
            <text:p>DIQ</text:p>
          </table:table-cell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UTL</text:p>
          </table:table-cell>
          <table:table-cell table:style-name="ce2" office:value-type="float" office:value="189" calcext:value-type="float">
            <text:p>189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.<text:span text:style-name="T1">S </text:span><text:span text:style-name="T2">ORDERDAT</text:span><text:span text:style-name="T3">(3)=</text:span><text:span text:style-name="T5">$G</text:span><text:span text:style-name="T3">(^ALPB(53.7,</text:span><text:span text:style-name="T2">IEN</text:span><text:span text:style-name="T3">,2,</text:span><text:span text:style-name="T2">ORDERIEN</text:span><text:span text:style-name="T3">,3))</text:span>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 office:value-type="string" calcext:value-type="string">
            <text:p>DIQ</text:p>
          </table:table-cell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UTL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.<text:span text:style-name="T1">S </text:span><text:span text:style-name="T2">ORDERDAT</text:span><text:span text:style-name="T3">(4)=</text:span><text:span text:style-name="T5">$G</text:span><text:span text:style-name="T3">(^ALPB(53.7,</text:span><text:span text:style-name="T2">IEN</text:span><text:span text:style-name="T3">,2,</text:span><text:span text:style-name="T2">ORDERIEN</text:span><text:span text:style-name="T3">,4))</text:span>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 office:value-type="string" calcext:value-type="string">
            <text:p>DIQ</text:p>
          </table:table-cell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UTL</text:p>
          </table:table-cell>
          <table:table-cell table:style-name="ce2" office:value-type="float" office:value="204" calcext:value-type="float">
            <text:p>204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.<text:span text:style-name="T1">I </text:span><text:span text:style-name="T3">+</text:span><text:span text:style-name="T5">$O</text:span><text:span text:style-name="T3">(^ALPB(53.7,</text:span><text:span text:style-name="T2">IEN</text:span><text:span text:style-name="T3">,2,</text:span><text:span text:style-name="T2">ORDERIEN</text:span><text:span text:style-name="T3">,7,0)) </text:span><text:span text:style-name="T5">D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/>
          <table:table-cell table:style-name="ce13"/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UTL</text:p>
          </table:table-cell>
          <table:table-cell table:style-name="ce2" office:value-type="float" office:value="206" calcext:value-type="float">
            <text:p>206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..<text:span text:style-name="T1">F  S </text:span><text:span text:style-name="T2">ALPBX</text:span><text:span text:style-name="T3">=</text:span><text:span text:style-name="T5">$O</text:span><text:span text:style-name="T3">(^ALPB(53.7,</text:span><text:span text:style-name="T2">IEN</text:span><text:span text:style-name="T3">,2,</text:span><text:span text:style-name="T2">ORDERIEN</text:span><text:span text:style-name="T3">,7,</text:span><text:span text:style-name="T2">ALPBX</text:span><text:span text:style-name="T3">)) </text:span><text:span text:style-name="T5">Q</text:span><text:span text:style-name="T3">:'</text:span><text:span text:style-name="T2">ALPBX  </text:span><text:span text:style-name="T5">D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/>
          <table:table-cell table:style-name="ce13"/>
          <table:table-cell table:style-name="ce15"/>
          <table:table-cell table:number-columns-repeated="1011"/>
        </table:table-row>
        <table:table-row table:style-name="ro3">
          <table:table-cell table:style-name="ce2" office:value-type="string" calcext:value-type="string">
            <text:p>ALPBUTL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...<text:span text:style-name="T1">S </text:span><text:span text:style-name="T2">RESULTS</text:span><text:span text:style-name="T3">(</text:span><text:span text:style-name="T2">ORDERIEN</text:span><text:span text:style-name="T3">,3,</text:span><text:span text:style-name="T2">ALPBY</text:span><text:span text:style-name="T3">)=</text:span><text:span text:style-name="T5">$P</text:span><text:span text:style-name="T3">(^ALPB(53.7,</text:span><text:span text:style-name="T2">IEN</text:span><text:span text:style-name="T3">,2,</text:span><text:span text:style-name="T2">ORDERIEN</text:span><text:span text:style-name="T3">,7,</text:span><text:span text:style-name="T2">ALPBX</text:span><text:span text:style-name="T3">,0),</text:span><text:span text:style-name="T4">"^"</text:span><text:span text:style-name="T3">,2)</text:span>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 office:value-type="string" calcext:value-type="string">
            <text:p>DIQ</text:p>
          </table:table-cell>
          <table:table-cell table:style-name="ce15"/>
          <table:table-cell table:number-columns-repeated="1011"/>
        </table:table-row>
        <table:table-row table:style-name="ro3">
          <table:table-cell table:style-name="ce2" office:value-type="string" calcext:value-type="string">
            <text:p>ALPBUTL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...<text:span text:style-name="T1">S </text:span><text:span text:style-name="T2">RESULTS</text:span><text:span text:style-name="T3">(</text:span><text:span text:style-name="T2">ORDERIEN</text:span><text:span text:style-name="T3">,3,</text:span><text:span text:style-name="T2">ALPBY</text:span><text:span text:style-name="T3">)=</text:span><text:span text:style-name="T5">$P</text:span><text:span text:style-name="T3">(^ALPB(53.7,</text:span><text:span text:style-name="T2">IEN</text:span><text:span text:style-name="T3">,2,</text:span><text:span text:style-name="T2">ORDERIEN</text:span><text:span text:style-name="T3">,7,</text:span><text:span text:style-name="T2">ALPBX</text:span><text:span text:style-name="T3">,0),</text:span><text:span text:style-name="T4">"^"</text:span><text:span text:style-name="T3">,2)</text:span>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 office:value-type="string" calcext:value-type="string">
            <text:p>DIQ</text:p>
          </table:table-cell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UTL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.<text:span text:style-name="T1">I </text:span><text:span text:style-name="T3">+</text:span><text:span text:style-name="T5">$O</text:span><text:span text:style-name="T3">(^ALPB(53.7,</text:span><text:span text:style-name="T2">IEN</text:span><text:span text:style-name="T3">,2,</text:span><text:span text:style-name="T2">ORDERIEN</text:span><text:span text:style-name="T3">,8,0)) </text:span><text:span text:style-name="T5">D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/>
          <table:table-cell table:style-name="ce13"/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UTL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..<text:span text:style-name="T1">F  S </text:span><text:span text:style-name="T2">ALPBX</text:span><text:span text:style-name="T3">=</text:span><text:span text:style-name="T5">$O</text:span><text:span text:style-name="T3">(^ALPB(53.7,</text:span><text:span text:style-name="T2">IEN</text:span><text:span text:style-name="T3">,2,</text:span><text:span text:style-name="T2">ORDERIEN</text:span><text:span text:style-name="T3">,8,</text:span><text:span text:style-name="T2">ALPBX</text:span><text:span text:style-name="T3">)) </text:span><text:span text:style-name="T5">Q</text:span><text:span text:style-name="T3">:'</text:span><text:span text:style-name="T2">ALPBX  </text:span><text:span text:style-name="T5">D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/>
          <table:table-cell table:style-name="ce13"/>
          <table:table-cell table:style-name="ce15"/>
          <table:table-cell table:number-columns-repeated="1011"/>
        </table:table-row>
        <table:table-row table:style-name="ro3">
          <table:table-cell table:style-name="ce2" office:value-type="string" calcext:value-type="string">
            <text:p>ALPBUTL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...<text:span text:style-name="T1">S </text:span><text:span text:style-name="T2">RESULTS</text:span><text:span text:style-name="T3">(</text:span><text:span text:style-name="T2">ORDERIEN</text:span><text:span text:style-name="T3">,3,</text:span><text:span text:style-name="T2">ALPBY</text:span><text:span text:style-name="T3">)=</text:span><text:span text:style-name="T5">$P</text:span><text:span text:style-name="T3">(^ALPB(53.7,</text:span><text:span text:style-name="T2">IEN</text:span><text:span text:style-name="T3">,2,</text:span><text:span text:style-name="T2">ORDERIEN</text:span><text:span text:style-name="T3">,8,</text:span><text:span text:style-name="T2">ALPBX</text:span><text:span text:style-name="T3">,0),</text:span><text:span text:style-name="T4">"^"</text:span><text:span text:style-name="T3">,2)_</text:span><text:span text:style-name="T4">" (Additive)"</text:span>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 office:value-type="string" calcext:value-type="string">
            <text:p>DIQ</text:p>
          </table:table-cell>
          <table:table-cell table:style-name="ce15"/>
          <table:table-cell table:number-columns-repeated="1011"/>
        </table:table-row>
        <table:table-row table:style-name="ro3">
          <table:table-cell table:style-name="ce2" office:value-type="string" calcext:value-type="string">
            <text:p>ALPBUTL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...<text:span text:style-name="T1">S </text:span><text:span text:style-name="T2">RESULTS</text:span><text:span text:style-name="T3">(</text:span><text:span text:style-name="T2">ORDERIEN</text:span><text:span text:style-name="T3">,3,</text:span><text:span text:style-name="T2">ALPBY</text:span><text:span text:style-name="T3">)=</text:span><text:span text:style-name="T5">$P</text:span><text:span text:style-name="T3">(^ALPB(53.7,</text:span><text:span text:style-name="T2">IEN</text:span><text:span text:style-name="T3">,2,</text:span><text:span text:style-name="T2">ORDERIEN</text:span><text:span text:style-name="T3">,8,</text:span><text:span text:style-name="T2">ALPBX</text:span><text:span text:style-name="T3">,0),</text:span><text:span text:style-name="T4">"^"</text:span><text:span text:style-name="T3">,2)_</text:span><text:span text:style-name="T4">" (Additive)"</text:span>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 office:value-type="string" calcext:value-type="string">
            <text:p>DIQ</text:p>
          </table:table-cell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UTL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.<text:span text:style-name="T1">I </text:span><text:span text:style-name="T3">+</text:span><text:span text:style-name="T5">$O</text:span><text:span text:style-name="T3">(^ALPB(53.7,</text:span><text:span text:style-name="T2">IEN</text:span><text:span text:style-name="T3">,2,</text:span><text:span text:style-name="T2">ORDERIEN</text:span><text:span text:style-name="T3">,9,0)) </text:span><text:span text:style-name="T5">D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/>
          <table:table-cell table:style-name="ce13"/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UTL</text:p>
          </table:table-cell>
          <table:table-cell table:style-name="ce2" office:value-type="float" office:value="218" calcext:value-type="float">
            <text:p>218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..<text:span text:style-name="T1">F  S </text:span><text:span text:style-name="T2">ALPBX</text:span><text:span text:style-name="T3">=</text:span><text:span text:style-name="T5">$O</text:span><text:span text:style-name="T3">(^ALPB(53.7,</text:span><text:span text:style-name="T2">IEN</text:span><text:span text:style-name="T3">,2,</text:span><text:span text:style-name="T2">ORDERIEN</text:span><text:span text:style-name="T3">,9,</text:span><text:span text:style-name="T2">ALPBX</text:span><text:span text:style-name="T3">)) </text:span><text:span text:style-name="T5">Q</text:span><text:span text:style-name="T3">:'</text:span><text:span text:style-name="T2">ALPBX  </text:span><text:span text:style-name="T5">D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/>
          <table:table-cell table:style-name="ce13"/>
          <table:table-cell table:style-name="ce15"/>
          <table:table-cell table:number-columns-repeated="1011"/>
        </table:table-row>
        <table:table-row table:style-name="ro3">
          <table:table-cell table:style-name="ce2" office:value-type="string" calcext:value-type="string">
            <text:p>ALPBUTL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...<text:span text:style-name="T1">S </text:span><text:span text:style-name="T2">RESULTS</text:span><text:span text:style-name="T3">(</text:span><text:span text:style-name="T2">ORDERIEN</text:span><text:span text:style-name="T3">,3,</text:span><text:span text:style-name="T2">ALPBY</text:span><text:span text:style-name="T3">)=</text:span><text:span text:style-name="T5">$P</text:span><text:span text:style-name="T3">(^ALPB(53.7,</text:span><text:span text:style-name="T2">IEN</text:span><text:span text:style-name="T3">,2,</text:span><text:span text:style-name="T2">ORDERIEN</text:span><text:span text:style-name="T3">,9,</text:span><text:span text:style-name="T2">ALPBX</text:span><text:span text:style-name="T3">,0),</text:span><text:span text:style-name="T4">"^"</text:span><text:span text:style-name="T3">,2)_</text:span><text:span text:style-name="T4">" (Solution)"</text:span>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 office:value-type="string" calcext:value-type="string">
            <text:p>DIQ</text:p>
          </table:table-cell>
          <table:table-cell table:style-name="ce15"/>
          <table:table-cell table:number-columns-repeated="1011"/>
        </table:table-row>
        <table:table-row table:style-name="ro3">
          <table:table-cell table:style-name="ce2" office:value-type="string" calcext:value-type="string">
            <text:p>ALPBUTL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string" calcext:value-type="string">
            <text:p>READ PIECE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...<text:span text:style-name="T1">S </text:span><text:span text:style-name="T2">RESULTS</text:span><text:span text:style-name="T3">(</text:span><text:span text:style-name="T2">ORDERIEN</text:span><text:span text:style-name="T3">,3,</text:span><text:span text:style-name="T2">ALPBY</text:span><text:span text:style-name="T3">)=</text:span><text:span text:style-name="T5">$P</text:span><text:span text:style-name="T3">(^ALPB(53.7,</text:span><text:span text:style-name="T2">IEN</text:span><text:span text:style-name="T3">,2,</text:span><text:span text:style-name="T2">ORDERIEN</text:span><text:span text:style-name="T3">,9,</text:span><text:span text:style-name="T2">ALPBX</text:span><text:span text:style-name="T3">,0),</text:span><text:span text:style-name="T4">"^"</text:span><text:span text:style-name="T3">,2)_</text:span><text:span text:style-name="T4">" (Solution)"</text:span>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 office:value-type="string" calcext:value-type="string">
            <text:p>DIQ</text:p>
          </table:table-cell>
          <table:table-cell table:style-name="ce15"/>
          <table:table-cell table:number-columns-repeated="1011"/>
        </table:table-row>
        <table:table-row table:style-name="ro1">
          <table:table-cell table:style-name="ce2" office:value-type="string" calcext:value-type="string">
            <text:p>ALPBUTL</text:p>
          </table:table-cell>
          <table:table-cell table:style-name="ce2" office:value-type="float" office:value="244" calcext:value-type="float">
            <text:p>244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ALPB(53.71,</text:p>
          </table:table-cell>
          <table:table-cell table:style-name="ce6" office:value-type="string" calcext:value-type="string">
            <text:p>BCMA BACKUP PARAMETERS</text:p>
          </table:table-cell>
          <table:table-cell table:style-name="ce8" office:value-type="string" calcext:value-type="string">
            <text:p> <text:span text:style-name="T1">S </text:span><text:span text:style-name="T2">ALPBPARM</text:span><text:span text:style-name="T3">=+</text:span><text:span text:style-name="T5">$O</text:span><text:span text:style-name="T3">(^ALPB(53.71,0))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style-name="ce2" office:value-type="string" calcext:value-type="string">
            <text:p>ALPBUTL</text:p>
          </table:table-cell>
          <table:table-cell table:style-name="ce2" office:value-type="float" office:value="246" calcext:value-type="float">
            <text:p>246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ALPB(53.71,</text:p>
          </table:table-cell>
          <table:table-cell table:style-name="ce6" office:value-type="string" calcext:value-type="string">
            <text:p>BCMA BACKUP PARAMETERS</text:p>
          </table:table-cell>
          <table:table-cell table:style-name="ce8" office:value-type="string" calcext:value-type="string">
            <text:p> <text:span text:style-name="T1">W </text:span><text:span text:style-name="T3">!,</text:span><text:span text:style-name="T4">"BCMA Backup System was last updated: "</text:span><text:span text:style-name="T3">,</text:span><text:span text:style-name="T5">$S</text:span><text:span text:style-name="T3">(</text:span><text:span text:style-name="T5">$P</text:span><text:span text:style-name="T3">(</text:span><text:span text:style-name="T5">$G</text:span><text:span text:style-name="T3">(^ALPB(53.71,</text:span><text:span text:style-name="T2">ALPBPARM</text:span><text:span text:style-name="T3">,2)),</text:span><text:span text:style-name="T4">"^"</text:span><text:span text:style-name="T3">)'=</text:span><text:span text:style-name="T4">""</text:span><text:span text:style-name="T3">:</text:span><text:span text:style-name="T5">$$</text:span><text:span text:style-name="T6">FMTE</text:span><text:span text:style-name="T3">^XLFDT(</text:span><text:span text:style-name="T5">$P</text:span><text:span text:style-name="T3">(^ALPB(53.71,</text:span><text:span text:style-name="T2">ALPBPARM</text:span><text:span text:style-name="T3">,2),</text:span><text:span text:style-name="T4">"^"</text:span><text:span text:style-name="T3">)),1:</text:span><text:span text:style-name="T4">"UNKNOWN"</text:span><text:span text:style-name="T3">)</text:span>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 office:value-type="string" calcext:value-type="string">
            <text:p>DIQ</text:p>
          </table:table-cell>
          <table:table-cell table:style-name="ce15"/>
          <table:table-cell table:number-columns-repeated="1011"/>
        </table:table-row>
        <table:table-row table:style-name="ro5">
          <table:table-cell table:style-name="ce2" office:value-type="string" calcext:value-type="string">
            <text:p>ALPBUTL</text:p>
          </table:table-cell>
          <table:table-cell table:style-name="ce2" office:value-type="float" office:value="246" calcext:value-type="float">
            <text:p>246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ALPB(53.71,</text:p>
          </table:table-cell>
          <table:table-cell table:style-name="ce6" office:value-type="string" calcext:value-type="string">
            <text:p>BCMA BACKUP PARAMETERS</text:p>
          </table:table-cell>
          <table:table-cell table:style-name="ce8" office:value-type="string" calcext:value-type="string">
            <text:p> <text:span text:style-name="T1">W </text:span><text:span text:style-name="T3">!,</text:span><text:span text:style-name="T4">"BCMA Backup System was last updated: "</text:span><text:span text:style-name="T3">,</text:span><text:span text:style-name="T5">$S</text:span><text:span text:style-name="T3">(</text:span><text:span text:style-name="T5">$P</text:span><text:span text:style-name="T3">(</text:span><text:span text:style-name="T5">$G</text:span><text:span text:style-name="T3">(^ALPB(53.71,</text:span><text:span text:style-name="T2">ALPBPARM</text:span><text:span text:style-name="T3">,2)),</text:span><text:span text:style-name="T4">"^"</text:span><text:span text:style-name="T3">)'=</text:span><text:span text:style-name="T4">""</text:span><text:span text:style-name="T3">:</text:span><text:span text:style-name="T5">$$</text:span><text:span text:style-name="T6">FMTE</text:span><text:span text:style-name="T3">^XLFDT(</text:span><text:span text:style-name="T5">$P</text:span><text:span text:style-name="T3">(^ALPB(53.71,</text:span><text:span text:style-name="T2">ALPBPARM</text:span><text:span text:style-name="T3">,2),</text:span><text:span text:style-name="T4">"^"</text:span><text:span text:style-name="T3">)),1:</text:span><text:span text:style-name="T4">"UNKNOWN"</text:span><text:span text:style-name="T3">)</text:span>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 office:value-type="string" calcext:value-type="string">
            <text:p>DIQ</text:p>
          </table:table-cell>
          <table:table-cell table:style-name="ce15"/>
          <table:table-cell table:number-columns-repeated="1011"/>
        </table:table-row>
        <table:table-row table:style-name="ro1">
          <table:table-cell table:style-name="ce2" office:value-type="string" calcext:value-type="string">
            <text:p>ALPBUTL1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ALPB(53.71,</text:p>
          </table:table-cell>
          <table:table-cell table:style-name="ce6" office:value-type="string" calcext:value-type="string">
            <text:p>BCMA BACKUP PARAMETERS</text:p>
          </table:table-cell>
          <table:table-cell table:style-name="ce8" office:value-type="string" calcext:value-type="string">
            <text:p> <text:span text:style-name="T1">S </text:span><text:span text:style-name="T2">ALPBPIEN</text:span><text:span text:style-name="T3">=+</text:span><text:span text:style-name="T5">$O</text:span><text:span text:style-name="T3">(^ALPB(53.71,0))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/>
          <table:table-cell table:style-name="ce13"/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UTL1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ALPB(53.71,</text:p>
          </table:table-cell>
          <table:table-cell table:style-name="ce6" office:value-type="string" calcext:value-type="string">
            <text:p>BCMA BACKUP PARAMETERS</text:p>
          </table:table-cell>
          <table:table-cell table:style-name="ce8" office:value-type="string" calcext:value-type="string">
            <text:p> <text:span text:style-name="T1">S </text:span><text:span text:style-name="T2">ALPBN1</text:span><text:span text:style-name="T3">=+</text:span><text:span text:style-name="T5">$O</text:span><text:span text:style-name="T3">(^ALPB(53.71,</text:span><text:span text:style-name="T2">ALPBPIEN</text:span><text:span text:style-name="T3">,1,</text:span><text:span text:style-name="T4">" "</text:span><text:span text:style-name="T3">),-1)+1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/>
          <table:table-cell table:style-name="ce13"/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UTL1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ALPB(53.71,</text:p>
          </table:table-cell>
          <table:table-cell table:style-name="ce6" office:value-type="string" calcext:value-type="string">
            <text:p>BCMA BACKUP PARAMETERS</text:p>
          </table:table-cell>
          <table:table-cell table:style-name="ce8" office:value-type="string" calcext:value-type="string">
            <text:p> .<text:span text:style-name="T1">S </text:span><text:span text:style-name="T2">ALPBN2</text:span><text:span text:style-name="T3">=+</text:span><text:span text:style-name="T5">$O</text:span><text:span text:style-name="T3">(^ALPB(53.71,</text:span><text:span text:style-name="T2">ALPBPIEN</text:span><text:span text:style-name="T3">,1,</text:span><text:span text:style-name="T2">ALPBN1</text:span><text:span text:style-name="T3">,2,</text:span><text:span text:style-name="T4">" "</text:span><text:span text:style-name="T3">),-1)+1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2" office:value-type="string" calcext:value-type="string">
            <text:p>ALPBUTL1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<text:span text:style-name="T1">I $G</text:span><text:span text:style-name="T3">(^ALPB(53.7,</text:span><text:span text:style-name="T2">IEN</text:span><text:span text:style-name="T3">,0))'=</text:span><text:span text:style-name="T4">"" </text:span><text:span text:style-name="T5">Q</text:span>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 office:value-type="string" calcext:value-type="string">
            <text:p>DIQ</text:p>
          </table:table-cell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UTL1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ALPB(53.71,</text:p>
          </table:table-cell>
          <table:table-cell table:style-name="ce6" office:value-type="string" calcext:value-type="string">
            <text:p>BCMA BACKUP PARAMETERS</text:p>
          </table:table-cell>
          <table:table-cell table:style-name="ce8" office:value-type="string" calcext:value-type="string">
            <text:p> <text:span text:style-name="T1">F  S </text:span><text:span text:style-name="T2">ALPBX</text:span><text:span text:style-name="T3">=</text:span><text:span text:style-name="T5">$O</text:span><text:span text:style-name="T3">(^ALPB(53.71,</text:span><text:span text:style-name="T4">"C"</text:span><text:span text:style-name="T3">,</text:span><text:span text:style-name="T2">IEN</text:span><text:span text:style-name="T3">,</text:span><text:span text:style-name="T2">ALPBX</text:span><text:span text:style-name="T3">)) </text:span><text:span text:style-name="T5">Q</text:span><text:span text:style-name="T3">:'</text:span><text:span text:style-name="T2">ALPBX  </text:span><text:span text:style-name="T5">D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/>
          <table:table-cell table:style-name="ce13"/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UTL1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ALPB(53.71,</text:p>
          </table:table-cell>
          <table:table-cell table:style-name="ce6" office:value-type="string" calcext:value-type="string">
            <text:p>BCMA BACKUP PARAMETERS</text:p>
          </table:table-cell>
          <table:table-cell table:style-name="ce8" office:value-type="string" calcext:value-type="string">
            <text:p> .<text:span text:style-name="T1">F  S </text:span><text:span text:style-name="T2">ALPBY</text:span><text:span text:style-name="T3">=</text:span><text:span text:style-name="T5">$O</text:span><text:span text:style-name="T3">(^ALPB(53.71,</text:span><text:span text:style-name="T4">"C"</text:span><text:span text:style-name="T3">,</text:span><text:span text:style-name="T2">IEN</text:span><text:span text:style-name="T3">,</text:span><text:span text:style-name="T2">ALPBX</text:span><text:span text:style-name="T3">,</text:span><text:span text:style-name="T2">ALPBY</text:span><text:span text:style-name="T3">)) </text:span><text:span text:style-name="T5">Q</text:span><text:span text:style-name="T3">:'</text:span><text:span text:style-name="T2">ALPBY  </text:span><text:span text:style-name="T5">D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/>
          <table:table-cell table:style-name="ce13"/>
          <table:table-cell table:style-name="ce15"/>
          <table:table-cell table:number-columns-repeated="1011"/>
        </table:table-row>
        <table:table-row table:style-name="ro1">
          <table:table-cell table:style-name="ce2" office:value-type="string" calcext:value-type="string">
            <text:p>ALPBUTL1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ALPB(53.71,</text:p>
          </table:table-cell>
          <table:table-cell table:style-name="ce6" office:value-type="string" calcext:value-type="string">
            <text:p>BCMA BACKUP PARAMETERS</text:p>
          </table:table-cell>
          <table:table-cell table:style-name="ce8" office:value-type="string" calcext:value-type="string">
            <text:p> <text:span text:style-name="T1">S </text:span><text:span text:style-name="T2">ALPBPARM</text:span><text:span text:style-name="T3">=+</text:span><text:span text:style-name="T5">$O</text:span><text:span text:style-name="T3">(^ALPB(53.71,0))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/>
          <table:table-cell table:style-name="ce13"/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UTL1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.<text:span text:style-name="T1">F  S </text:span><text:span text:style-name="T2">ALPBPTN</text:span><text:span text:style-name="T3">=</text:span><text:span text:style-name="T5">$O</text:span><text:span text:style-name="T3">(^ALPB(53.7,</text:span><text:span text:style-name="T4">"B"</text:span><text:span text:style-name="T3">,</text:span><text:span text:style-name="T2">ALPBPTN</text:span><text:span text:style-name="T3">)) </text:span><text:span text:style-name="T5">Q</text:span><text:span text:style-name="T3">:</text:span><text:span text:style-name="T2">ALPBPTN</text:span><text:span text:style-name="T3">=</text:span><text:span text:style-name="T4">""  </text:span><text:span text:style-name="T5">D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/>
          <table:table-cell table:style-name="ce13"/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UTL1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..<text:span text:style-name="T1">F  S </text:span><text:span text:style-name="T2">ALPBIEN</text:span><text:span text:style-name="T3">=</text:span><text:span text:style-name="T5">$O</text:span><text:span text:style-name="T3">(^ALPB(53.7,</text:span><text:span text:style-name="T4">"B"</text:span><text:span text:style-name="T3">,</text:span><text:span text:style-name="T2">ALPBPTN</text:span><text:span text:style-name="T3">,</text:span><text:span text:style-name="T2">ALPBIEN</text:span><text:span text:style-name="T3">)) </text:span><text:span text:style-name="T5">Q</text:span><text:span text:style-name="T3">:'</text:span><text:span text:style-name="T2">ALPBIEN  </text:span><text:span text:style-name="T5">D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/>
          <table:table-cell table:style-name="ce13"/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UTL1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...<text:span text:style-name="T1">S </text:span><text:span text:style-name="T2">ALPBDATA</text:span><text:span text:style-name="T3">=</text:span><text:span text:style-name="T5">$G</text:span><text:span text:style-name="T3">(^ALPB(53.7,</text:span><text:span text:style-name="T2">ALPBIEN</text:span><text:span text:style-name="T3">,0))</text:span>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 office:value-type="string" calcext:value-type="string">
            <text:p>DIQ</text:p>
          </table:table-cell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UTL1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.<text:span text:style-name="T1">F  S </text:span><text:span text:style-name="T2">ALPBPTN</text:span><text:span text:style-name="T3">=</text:span><text:span text:style-name="T5">$O</text:span><text:span text:style-name="T3">(^ALPB(53.7,</text:span><text:span text:style-name="T4">"AW"</text:span><text:span text:style-name="T3">,</text:span><text:span text:style-name="T2">LTYPE</text:span><text:span text:style-name="T3">,</text:span><text:span text:style-name="T2">ALPBPTN</text:span><text:span text:style-name="T3">)) </text:span><text:span text:style-name="T5">Q</text:span><text:span text:style-name="T3">:</text:span><text:span text:style-name="T2">ALPBPTN</text:span><text:span text:style-name="T3">=</text:span><text:span text:style-name="T4">""  </text:span><text:span text:style-name="T5">D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/>
          <table:table-cell table:style-name="ce13"/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UTL1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..<text:span text:style-name="T1">F  S </text:span><text:span text:style-name="T2">ALPBIEN</text:span><text:span text:style-name="T3">=</text:span><text:span text:style-name="T5">$O</text:span><text:span text:style-name="T3">(^ALPB(53.7,</text:span><text:span text:style-name="T4">"AW"</text:span><text:span text:style-name="T3">,</text:span><text:span text:style-name="T2">LTYPE</text:span><text:span text:style-name="T3">,</text:span><text:span text:style-name="T2">ALPBPTN</text:span><text:span text:style-name="T3">,</text:span><text:span text:style-name="T2">ALPBIEN</text:span><text:span text:style-name="T3">)) </text:span><text:span text:style-name="T5">Q</text:span><text:span text:style-name="T3">:'</text:span><text:span text:style-name="T2">ALPBIEN  </text:span><text:span text:style-name="T5">D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/>
          <table:table-cell table:style-name="ce13"/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UTL1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...<text:span text:style-name="T1">S </text:span><text:span text:style-name="T2">ALPBDATA</text:span><text:span text:style-name="T3">=</text:span><text:span text:style-name="T5">$G</text:span><text:span text:style-name="T3">(^ALPB(53.7,</text:span><text:span text:style-name="T2">ALPBIEN</text:span><text:span text:style-name="T3">,0))</text:span>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 office:value-type="string" calcext:value-type="string">
            <text:p>DIQ</text:p>
          </table:table-cell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UTL1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INDIRECTION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<text:span text:style-name="T1">I $L</text:span><text:span text:style-name="T3">(</text:span><text:span text:style-name="T5">$T</text:span><text:span text:style-name="T3">(@</text:span><text:span text:style-name="T2">ST</text:span><text:span text:style-name="T3">)) </text:span><text:span text:style-name="T5">G </text:span><text:span text:style-name="T3">@</text:span><text:span text:style-name="T2">ST</text:span></text:p>
          </table:table-cell>
          <table:table-cell table:number-columns-repeated="4"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/>
          <table:table-cell table:style-name="ce15" office:value-type="string" calcext:value-type="string">
            <text:p>Not accessing or changing globals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ALPBUTL1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DIC(42,</text:p>
          </table:table-cell>
          <table:table-cell table:style-name="ce6" office:value-type="string" calcext:value-type="string">
            <text:p>WARD LOCATION</text:p>
          </table:table-cell>
          <table:table-cell table:style-name="ce8" office:value-type="string" calcext:value-type="string">
            <text:p> <text:span text:style-name="T1">I $P</text:span><text:span text:style-name="T3">(</text:span><text:span text:style-name="T5">$G</text:span><text:span text:style-name="T3">(^DIC(42,</text:span><text:span text:style-name="T2">ALPWRD</text:span><text:span text:style-name="T3">,0)),</text:span><text:span text:style-name="T2">U</text:span><text:span text:style-name="T3">,3)=</text:span><text:span text:style-name="T4">"D"</text:span><text:span text:style-name="T3">,+</text:span><text:span text:style-name="T5">$$</text:span><text:span text:style-name="T6">GET</text:span><text:span text:style-name="T3">^XPAR(</text:span><text:span text:style-name="T4">"PKG.BAR CODE MED ADMIN"</text:span><text:span text:style-name="T3">,</text:span><text:span text:style-name="T4">"PSB BKUP DOM FILTER"</text:span><text:span text:style-name="T3">,1,</text:span><text:span text:style-name="T4">"Q"</text:span><text:span text:style-name="T3">)&gt;0 </text:span><text:span text:style-name="T5">Q </text:span><text:span text:style-name="T4">"DOM"</text:span>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 office:value-type="string" calcext:value-type="string">
            <text:p>DIQ</text:p>
          </table:table-cell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UTL1</text:p>
          </table:table-cell>
          <table:table-cell table:style-name="ce2" office:value-type="float" office:value="184" calcext:value-type="float">
            <text:p>184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DIC(42,</text:p>
          </table:table-cell>
          <table:table-cell table:style-name="ce6" office:value-type="string" calcext:value-type="string">
            <text:p>WARD LOCATION</text:p>
          </table:table-cell>
          <table:table-cell table:style-name="ce8" office:value-type="string" calcext:value-type="string">
            <text:p> <text:span text:style-name="T1">S </text:span><text:span text:style-name="T2">ALPBDIV</text:span><text:span text:style-name="T3">=</text:span><text:span text:style-name="T5">$P</text:span><text:span text:style-name="T3">(</text:span><text:span text:style-name="T5">$G</text:span><text:span text:style-name="T3">(^DIC(42,</text:span><text:span text:style-name="T2">ALPWRD</text:span><text:span text:style-name="T3">,0)),</text:span><text:span text:style-name="T2">U</text:span><text:span text:style-name="T3">,11)</text:span>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 office:value-type="string" calcext:value-type="string">
            <text:p>DIQ</text:p>
          </table:table-cell>
          <table:table-cell table:style-name="ce15"/>
          <table:table-cell table:number-columns-repeated="1011"/>
        </table:table-row>
        <table:table-row table:style-name="ro4">
          <table:table-cell table:style-name="ce2" office:value-type="string" calcext:value-type="string">
            <text:p>ALPBUTL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<text:span text:style-name="T1">I </text:span><text:span text:style-name="T3">+</text:span><text:span text:style-name="T5">$O</text:span><text:span text:style-name="T3">(^ALPB(53.7,</text:span><text:span text:style-name="T2">IEN</text:span><text:span text:style-name="T3">,1,0))=0 </text:span><text:span text:style-name="T5">Q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/>
          <table:table-cell table:style-name="ce13"/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UTL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<text:span text:style-name="T1">F  S </text:span><text:span text:style-name="T2">ALPBX</text:span><text:span text:style-name="T3">=</text:span><text:span text:style-name="T5">$O</text:span><text:span text:style-name="T3">(^ALPB(53.7,</text:span><text:span text:style-name="T2">IEN</text:span><text:span text:style-name="T3">,1,</text:span><text:span text:style-name="T2">ALPBX</text:span><text:span text:style-name="T3">)) </text:span><text:span text:style-name="T5">Q</text:span><text:span text:style-name="T3">:'</text:span><text:span text:style-name="T2">ALPBX  </text:span><text:span text:style-name="T5">D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/>
          <table:table-cell table:style-name="ce13"/>
          <table:table-cell table:style-name="ce15"/>
          <table:table-cell table:number-columns-repeated="1011"/>
        </table:table-row>
        <table:table-row table:style-name="ro1">
          <table:table-cell table:style-name="ce2" office:value-type="string" calcext:value-type="string">
            <text:p>ALPBUTL2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ALPB(53.71,</text:p>
          </table:table-cell>
          <table:table-cell table:style-name="ce6" office:value-type="string" calcext:value-type="string">
            <text:p>BCMA BACKUP PARAMETERS</text:p>
          </table:table-cell>
          <table:table-cell table:style-name="ce8" office:value-type="string" calcext:value-type="string">
            <text:p> <text:span text:style-name="T1">S </text:span><text:span text:style-name="T2">ALPBPARM</text:span><text:span text:style-name="T3">=+</text:span><text:span text:style-name="T5">$O</text:span><text:span text:style-name="T3">(^ALPB(53.71,0))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/>
          <table:table-cell table:style-name="ce13"/>
          <table:table-cell table:style-name="ce15"/>
          <table:table-cell table:number-columns-repeated="1011"/>
        </table:table-row>
        <table:table-row table:style-name="ro1">
          <table:table-cell table:style-name="ce2" office:value-type="string" calcext:value-type="string">
            <text:p>ALPBUTL2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ALPB(53.71,</text:p>
          </table:table-cell>
          <table:table-cell table:style-name="ce6" office:value-type="string" calcext:value-type="string">
            <text:p>BCMA BACKUP PARAMETERS</text:p>
          </table:table-cell>
          <table:table-cell table:style-name="ce8" office:value-type="string" calcext:value-type="string">
            <text:p> <text:span text:style-name="T1">S </text:span><text:span text:style-name="T2">ALPBPARM</text:span><text:span text:style-name="T3">=+</text:span><text:span text:style-name="T5">$O</text:span><text:span text:style-name="T3">(^ALPB(53.71,0))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/>
          <table:table-cell table:style-name="ce13"/>
          <table:table-cell table:style-name="ce15"/>
          <table:table-cell table:number-columns-repeated="1011"/>
        </table:table-row>
        <table:table-row table:style-name="ro3">
          <table:table-cell table:style-name="ce2" office:value-type="string" calcext:value-type="string">
            <text:p>ALPBUTL2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ALPB(53.71,</text:p>
          </table:table-cell>
          <table:table-cell table:style-name="ce6" office:value-type="string" calcext:value-type="string">
            <text:p>BCMA BACKUP PARAMETERS</text:p>
          </table:table-cell>
          <table:table-cell table:style-name="ce8" office:value-type="string" calcext:value-type="string">
            <text:p> <text:span text:style-name="T1">F  S </text:span><text:span text:style-name="T2">ALPBX</text:span><text:span text:style-name="T3">=</text:span><text:span text:style-name="T5">$O</text:span><text:span text:style-name="T3">(^ALPB(53.71,</text:span><text:span text:style-name="T2">ALPBPARM</text:span><text:span text:style-name="T3">,1,</text:span><text:span text:style-name="T4">"B"</text:span><text:span text:style-name="T3">,</text:span><text:span text:style-name="T2">ALPBX</text:span><text:span text:style-name="T3">)) </text:span><text:span text:style-name="T5">Q</text:span><text:span text:style-name="T3">:'</text:span><text:span text:style-name="T2">ALPBX  </text:span><text:span text:style-name="T5">S </text:span><text:span text:style-name="T2">ALPBCNT</text:span><text:span text:style-name="T3">=</text:span><text:span text:style-name="T2">ALPBCNT</text:span><text:span text:style-name="T3">+1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/>
          <table:table-cell table:style-name="ce13"/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UTL2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.<text:span text:style-name="T1">F  S </text:span><text:span text:style-name="T2">XIEN</text:span><text:span text:style-name="T3">=</text:span><text:span text:style-name="T5">$O</text:span><text:span text:style-name="T3">(^ALPB(53.7,</text:span><text:span text:style-name="T2">IEN</text:span><text:span text:style-name="T3">,2,</text:span><text:span text:style-name="T2">OIEN</text:span><text:span text:style-name="T3">,</text:span><text:span text:style-name="T2">SUB</text:span><text:span text:style-name="T3">,</text:span><text:span text:style-name="T2">XIEN</text:span><text:span text:style-name="T3">)) </text:span><text:span text:style-name="T5">Q</text:span><text:span text:style-name="T3">:'</text:span><text:span text:style-name="T2">XIEN  </text:span><text:span text:style-name="T5">D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/>
          <table:table-cell table:style-name="ce13"/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UTL3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ALPB(53.71,</text:p>
          </table:table-cell>
          <table:table-cell table:style-name="ce6" office:value-type="string" calcext:value-type="string">
            <text:p>BCMA BACKUP PARAMETERS</text:p>
          </table:table-cell>
          <table:table-cell table:style-name="ce8" office:value-type="string" calcext:value-type="string">
            <text:p> <text:span text:style-name="T1">S </text:span><text:span text:style-name="T2">X</text:span><text:span text:style-name="T3">=</text:span><text:span text:style-name="T5">$S</text:span><text:span text:style-name="T3">(+</text:span><text:span text:style-name="T5">$P</text:span><text:span text:style-name="T3">(</text:span><text:span text:style-name="T5">$G</text:span><text:span text:style-name="T3">(^ALPB(53.71,1,2)),</text:span><text:span text:style-name="T2">U</text:span><text:span text:style-name="T3">,4)&gt;0:+</text:span><text:span text:style-name="T5">$P</text:span><text:span text:style-name="T3">(^ALPB(53.71,1,2),</text:span><text:span text:style-name="T2">U</text:span><text:span text:style-name="T3">,4),1:1)</text:span>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 office:value-type="string" calcext:value-type="string">
            <text:p>DIQ</text:p>
          </table:table-cell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UTL3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ALPB(53.71,</text:p>
          </table:table-cell>
          <table:table-cell table:style-name="ce6" office:value-type="string" calcext:value-type="string">
            <text:p>BCMA BACKUP PARAMETERS</text:p>
          </table:table-cell>
          <table:table-cell table:style-name="ce8" office:value-type="string" calcext:value-type="string">
            <text:p> <text:span text:style-name="T1">S </text:span><text:span text:style-name="T2">X</text:span><text:span text:style-name="T3">=</text:span><text:span text:style-name="T5">$S</text:span><text:span text:style-name="T3">(+</text:span><text:span text:style-name="T5">$P</text:span><text:span text:style-name="T3">(</text:span><text:span text:style-name="T5">$G</text:span><text:span text:style-name="T3">(^ALPB(53.71,1,2)),</text:span><text:span text:style-name="T2">U</text:span><text:span text:style-name="T3">,4)&gt;0:+</text:span><text:span text:style-name="T5">$P</text:span><text:span text:style-name="T3">(^ALPB(53.71,1,2),</text:span><text:span text:style-name="T2">U</text:span><text:span text:style-name="T3">,4),1:1)</text:span>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 office:value-type="string" calcext:value-type="string">
            <text:p>DIQ</text:p>
          </table:table-cell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UTL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ALPB(53.71,</text:p>
          </table:table-cell>
          <table:table-cell table:style-name="ce6" office:value-type="string" calcext:value-type="string">
            <text:p>BCMA BACKUP PARAMETERS</text:p>
          </table:table-cell>
          <table:table-cell table:style-name="ce8" office:value-type="string" calcext:value-type="string">
            <text:p> <text:span text:style-name="T1">S </text:span><text:span text:style-name="T2">X</text:span><text:span text:style-name="T3">=</text:span><text:span text:style-name="T5">$S</text:span><text:span text:style-name="T3">(+</text:span><text:span text:style-name="T5">$P</text:span><text:span text:style-name="T3">(</text:span><text:span text:style-name="T5">$G</text:span><text:span text:style-name="T3">(^ALPB(53.71,1,2)),</text:span><text:span text:style-name="T2">U</text:span><text:span text:style-name="T3">,2)&gt;0:+</text:span><text:span text:style-name="T5">$P</text:span><text:span text:style-name="T3">(^ALPB(53.71,1,2),</text:span><text:span text:style-name="T2">U</text:span><text:span text:style-name="T3">,2),1:7)</text:span>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 office:value-type="string" calcext:value-type="string">
            <text:p>DIQ</text:p>
          </table:table-cell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UTL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ALPB(53.71,</text:p>
          </table:table-cell>
          <table:table-cell table:style-name="ce6" office:value-type="string" calcext:value-type="string">
            <text:p>BCMA BACKUP PARAMETERS</text:p>
          </table:table-cell>
          <table:table-cell table:style-name="ce8" office:value-type="string" calcext:value-type="string">
            <text:p> <text:span text:style-name="T1">S </text:span><text:span text:style-name="T2">X</text:span><text:span text:style-name="T3">=</text:span><text:span text:style-name="T5">$S</text:span><text:span text:style-name="T3">(+</text:span><text:span text:style-name="T5">$P</text:span><text:span text:style-name="T3">(</text:span><text:span text:style-name="T5">$G</text:span><text:span text:style-name="T3">(^ALPB(53.71,1,2)),</text:span><text:span text:style-name="T2">U</text:span><text:span text:style-name="T3">,2)&gt;0:+</text:span><text:span text:style-name="T5">$P</text:span><text:span text:style-name="T3">(^ALPB(53.71,1,2),</text:span><text:span text:style-name="T2">U</text:span><text:span text:style-name="T3">,2),1:7)</text:span>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 office:value-type="string" calcext:value-type="string">
            <text:p>DIQ</text:p>
          </table:table-cell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UTL3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ALPB(53.71,</text:p>
          </table:table-cell>
          <table:table-cell table:style-name="ce6" office:value-type="string" calcext:value-type="string">
            <text:p>BCMA BACKUP PARAMETERS</text:p>
          </table:table-cell>
          <table:table-cell table:style-name="ce8" office:value-type="string" calcext:value-type="string">
            <text:p> <text:span text:style-name="T1">S </text:span><text:span text:style-name="T2">X</text:span><text:span text:style-name="T3">=</text:span><text:span text:style-name="T5">$S</text:span><text:span text:style-name="T3">(+</text:span><text:span text:style-name="T5">$P</text:span><text:span text:style-name="T3">(</text:span><text:span text:style-name="T5">$G</text:span><text:span text:style-name="T3">(^ALPB(53.71,1,2)),</text:span><text:span text:style-name="T2">U</text:span><text:span text:style-name="T3">,3)&gt;0:+</text:span><text:span text:style-name="T5">$P</text:span><text:span text:style-name="T3">(^ALPB(53.71,1,2),</text:span><text:span text:style-name="T2">U</text:span><text:span text:style-name="T3">,3),1:30)</text:span>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 office:value-type="string" calcext:value-type="string">
            <text:p>DIQ</text:p>
          </table:table-cell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UTL3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PIECE</text:p>
          </table:table-cell>
          <table:table-cell table:style-name="ce6" office:value-type="string" calcext:value-type="string">
            <text:p>^ALPB(53.71,</text:p>
          </table:table-cell>
          <table:table-cell table:style-name="ce6" office:value-type="string" calcext:value-type="string">
            <text:p>BCMA BACKUP PARAMETERS</text:p>
          </table:table-cell>
          <table:table-cell table:style-name="ce8" office:value-type="string" calcext:value-type="string">
            <text:p> <text:span text:style-name="T1">S </text:span><text:span text:style-name="T2">X</text:span><text:span text:style-name="T3">=</text:span><text:span text:style-name="T5">$S</text:span><text:span text:style-name="T3">(+</text:span><text:span text:style-name="T5">$P</text:span><text:span text:style-name="T3">(</text:span><text:span text:style-name="T5">$G</text:span><text:span text:style-name="T3">(^ALPB(53.71,1,2)),</text:span><text:span text:style-name="T2">U</text:span><text:span text:style-name="T3">,3)&gt;0:+</text:span><text:span text:style-name="T5">$P</text:span><text:span text:style-name="T3">(^ALPB(53.71,1,2),</text:span><text:span text:style-name="T2">U</text:span><text:span text:style-name="T3">,3),1:30)</text:span>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 office:value-type="string" calcext:value-type="string">
            <text:p>DIQ</text:p>
          </table:table-cell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UTL3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<text:span text:style-name="T1">S </text:span><text:span text:style-name="T2">ALP</text:span><text:span text:style-name="T3">=0 </text:span><text:span text:style-name="T5">F </text:span><text:span text:style-name="T2">ALP</text:span><text:span text:style-name="T3">=</text:span><text:span text:style-name="T5">$O</text:span><text:span text:style-name="T3">(^ALPB(53.7,</text:span><text:span text:style-name="T2">DA</text:span><text:span text:style-name="T3">(2),2,</text:span><text:span text:style-name="T2">DA</text:span><text:span text:style-name="T3">(1),7,</text:span><text:span text:style-name="T2">ALP</text:span><text:span text:style-name="T3">)) </text:span><text:span text:style-name="T5">Q</text:span><text:span text:style-name="T3">:+</text:span><text:span text:style-name="T2">ALP</text:span><text:span text:style-name="T3">'&gt;0  </text:span><text:span text:style-name="T5">D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/>
          <table:table-cell table:style-name="ce13"/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UTL3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. <text:span text:style-name="T1">S </text:span><text:span text:style-name="T2">DRUG</text:span><text:span text:style-name="T3">=</text:span><text:span text:style-name="T5">$P</text:span><text:span text:style-name="T3">(</text:span><text:span text:style-name="T5">$G</text:span><text:span text:style-name="T3">(^ALPB(53.7,</text:span><text:span text:style-name="T2">DA</text:span><text:span text:style-name="T3">(2),2,</text:span><text:span text:style-name="T2">DA</text:span><text:span text:style-name="T3">(1),7,</text:span><text:span text:style-name="T2">ALP</text:span><text:span text:style-name="T3">,0)),</text:span><text:span text:style-name="T2">U</text:span><text:span text:style-name="T3">,1)</text:span>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 office:value-type="string" calcext:value-type="string">
            <text:p>DIQ</text:p>
          </table:table-cell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UTL3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. <text:span text:style-name="T1">S </text:span><text:span text:style-name="T2">DATE</text:span><text:span text:style-name="T3">=</text:span><text:span text:style-name="T5">$P</text:span><text:span text:style-name="T3">(</text:span><text:span text:style-name="T5">$G</text:span><text:span text:style-name="T3">(^ALPB(53.7,</text:span><text:span text:style-name="T2">DA</text:span><text:span text:style-name="T3">(2),2,</text:span><text:span text:style-name="T2">DA</text:span><text:span text:style-name="T3">(1),10,</text:span><text:span text:style-name="T2">DA</text:span><text:span text:style-name="T3">,0)),</text:span><text:span text:style-name="T2">U</text:span><text:span text:style-name="T3">,1)</text:span>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 office:value-type="string" calcext:value-type="string">
            <text:p>DIQ</text:p>
          </table:table-cell>
          <table:table-cell table:style-name="ce15"/>
          <table:table-cell table:number-columns-repeated="1011"/>
        </table:table-row>
        <table:table-row table:style-name="ro5">
          <table:table-cell table:style-name="ce2" office:value-type="string" calcext:value-type="string">
            <text:p>ALPBUTL3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. <text:span text:style-name="T1">S </text:span><text:span text:style-name="T3">^ALPB(53.7,</text:span><text:span text:style-name="T2">DA</text:span><text:span text:style-name="T3">(2),</text:span><text:span text:style-name="T4">"LSTACT"</text:span><text:span text:style-name="T3">,</text:span><text:span text:style-name="T2">DRUG</text:span><text:span text:style-name="T3">,(9999999-</text:span><text:span text:style-name="T2">DATE</text:span><text:span text:style-name="T3">))=</text:span><text:span text:style-name="T5">$G</text:span><text:span text:style-name="T3">(^ALPB(53.7,</text:span><text:span text:style-name="T2">DA</text:span><text:span text:style-name="T3">(2),2,</text:span><text:span text:style-name="T2">DA</text:span><text:span text:style-name="T3">(1),10,</text:span><text:span text:style-name="T2">DA</text:span><text:span text:style-name="T3">,0))</text:span>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 office:value-type="string" calcext:value-type="string">
            <text:p>DIQ</text:p>
          </table:table-cell>
          <table:table-cell table:style-name="ce15"/>
          <table:table-cell table:number-columns-repeated="1011"/>
        </table:table-row>
        <table:table-row table:style-name="ro5">
          <table:table-cell table:style-name="ce2" office:value-type="string" calcext:value-type="string">
            <text:p>ALPBUTL3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SET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. <text:span text:style-name="T1">S </text:span><text:span text:style-name="T3">^ALPB(53.7,</text:span><text:span text:style-name="T2">DA</text:span><text:span text:style-name="T3">(2),</text:span><text:span text:style-name="T4">"LSTACT"</text:span><text:span text:style-name="T3">,</text:span><text:span text:style-name="T2">DRUG</text:span><text:span text:style-name="T3">,(9999999-</text:span><text:span text:style-name="T2">DATE</text:span><text:span text:style-name="T3">))=</text:span><text:span text:style-name="T5">$G</text:span><text:span text:style-name="T3">(^ALPB(53.7,</text:span><text:span text:style-name="T2">DA</text:span><text:span text:style-name="T3">(2),2,</text:span><text:span text:style-name="T2">DA</text:span><text:span text:style-name="T3">(1),10,</text:span><text:span text:style-name="T2">DA</text:span><text:span text:style-name="T3">,0))</text:span></text:p>
          </table:table-cell>
          <table:table-cell table:number-columns-repeated="3"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 office:value-type="string" calcext:value-type="string">
            <text:p>tbd</text:p>
          </table:table-cell>
          <table:table-cell table:style-name="ce15" office:value-type="string" calcext:value-type="string">
            <text:p>Setting X-Ref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ALPBUTL3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$DATA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<text:span text:style-name="T1">I </text:span><text:span text:style-name="T3">'</text:span><text:span text:style-name="T5">$D</text:span><text:span text:style-name="T3">(^ALPB(53.7,</text:span><text:span text:style-name="T2">ALPDFN</text:span><text:span text:style-name="T3">,</text:span><text:span text:style-name="T4">"LSTACT"</text:span><text:span text:style-name="T3">,</text:span><text:span text:style-name="T2">ALPDRUG</text:span><text:span text:style-name="T3">)) </text:span><text:span text:style-name="T5">Q </text:span><text:span text:style-name="T4">""</text:span>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 office:value-type="string" calcext:value-type="string">
            <text:p>DIQ</text:p>
          </table:table-cell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UTL3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$ORDER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<text:span text:style-name="T1">S </text:span><text:span text:style-name="T2">ALP</text:span><text:span text:style-name="T3">=</text:span><text:span text:style-name="T5">$O</text:span><text:span text:style-name="T3">(^ALPB(53.7,</text:span><text:span text:style-name="T2">ALPDFN</text:span><text:span text:style-name="T3">,</text:span><text:span text:style-name="T4">"LSTACT"</text:span><text:span text:style-name="T3">,</text:span><text:span text:style-name="T2">ALPDRUG</text:span><text:span text:style-name="T3">,0))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/>
          <table:table-cell table:style-name="ce13"/>
          <table:table-cell table:style-name="ce15"/>
          <table:table-cell table:number-columns-repeated="1011"/>
        </table:table-row>
        <table:table-row table:style-name="ro2">
          <table:table-cell table:style-name="ce2" office:value-type="string" calcext:value-type="string">
            <text:p>ALPBUTL3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$GET</text:p>
          </table:table-cell>
          <table:table-cell table:style-name="ce6" office:value-type="string" calcext:value-type="string">
            <text:p>^ALPB(53.7,</text:p>
          </table:table-cell>
          <table:table-cell table:style-name="ce6" office:value-type="string" calcext:value-type="string">
            <text:p>BCMA BACKUP DATA</text:p>
          </table:table-cell>
          <table:table-cell table:style-name="ce8" office:value-type="string" calcext:value-type="string">
            <text:p> <text:span text:style-name="T1">S </text:span><text:span text:style-name="T2">DATA</text:span><text:span text:style-name="T3">=</text:span><text:span text:style-name="T5">$G</text:span><text:span text:style-name="T3">(^ALPB(53.7,</text:span><text:span text:style-name="T2">ALPDFN</text:span><text:span text:style-name="T3">,</text:span><text:span text:style-name="T4">"LSTACT"</text:span><text:span text:style-name="T3">,</text:span><text:span text:style-name="T2">ALPDRUG</text:span><text:span text:style-name="T3">,</text:span><text:span text:style-name="T2">ALP</text:span><text:span text:style-name="T3">))</text:span>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office:value-type="float" office:value="1" calcext:value-type="float">
            <text:p>1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1" table:content-validation-name="val2"/>
          <table:table-cell table:style-name="ce13" office:value-type="string" calcext:value-type="string">
            <text:p>DIQ</text:p>
          </table:table-cell>
          <table:table-cell table:style-name="ce15"/>
          <table:table-cell table:number-columns-repeated="1011"/>
        </table:table-row>
        <table:table-row table:style-name="ro6" table:number-rows-repeated="104837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0" table:target-range-address="ALPB.A1:ALPB.M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17:04:37.062636000</meta:creation-date>
    <dc:date>2016-01-31T17:04:48.232381000</dc:date>
    <meta:editing-duration>PT11S</meta:editing-duration>
    <meta:editing-cycles>1</meta:editing-cycles>
    <meta:document-statistic meta:table-count="1" meta:cell-count="1847" meta:object-count="0"/>
    <meta:generator>LibreOffice/5.0.4.2$MacOSX_X86_64 LibreOffice_project/2b9802c1994aa0b7dc6079e128979269cf95bc78</meta:generator>
  </office:meta>
</office:document-meta>
</file>